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Proxima Nova Alt Rg" svg:font-family="'Proxima Nova Alt Rg'"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Proxima Nova Alt Rg" style:font-name-complex="Proxima Nova Alt Rg"/>
    </style:style>
    <style:style style:name="P2" style:family="paragraph" style:parent-style-name="Standard">
      <style:paragraph-properties fo:text-align="center" style:justify-single-word="false"/>
      <style:text-properties style:font-name="Proxima Nova Alt Rg" fo:font-size="13pt" fo:font-weight="bold" style:font-size-asian="13pt" style:font-weight-asian="bold" style:font-name-complex="Proxima Nova Alt Rg" style:font-size-complex="13pt" style:font-weight-complex="bold"/>
    </style:style>
    <style:style style:name="P3" style:family="paragraph" style:parent-style-name="Contents_20_Heading">
      <style:text-properties style:font-name="Proxima Nova Alt Rg" style:font-name-complex="Proxima Nova Alt Rg"/>
    </style:style>
    <style:style style:name="P4" style:family="paragraph" style:parent-style-name="Contents_20_1">
      <style:paragraph-properties fo:background-color="#b2b2b2">
        <style:background-image/>
      </style:paragraph-properties>
    </style:style>
    <style:style style:name="P5" style:family="paragraph" style:parent-style-name="Contents_20_2">
      <style:paragraph-properties fo:background-color="#b2b2b2">
        <style:background-image/>
      </style:paragraph-properties>
    </style:style>
    <style:style style:name="P6" style:family="paragraph" style:parent-style-name="Contents_20_2">
      <style:paragraph-properties fo:background-color="#b2b2b2" fo:padding="0.0291in" fo:border-left="none" fo:border-right="none" fo:border-top="none" fo:border-bottom="0.0008in solid #000000" style:join-border="false">
        <style:background-image/>
      </style:paragraph-properties>
    </style:style>
    <style:style style:name="P7" style:family="paragraph" style:parent-style-name="Contents_20_2">
      <style:paragraph-properties fo:margin-left="0in" fo:margin-right="0in" fo:text-indent="0in" style:auto-text-indent="false" fo:background-color="#b2b2b2">
        <style:background-image/>
      </style:paragraph-properties>
    </style:style>
    <style:style style:name="P8" style:family="paragraph" style:parent-style-name="Contents_20_2">
      <style:paragraph-properties fo:margin-left="0in" fo:margin-right="0in" fo:text-indent="0in" style:auto-text-indent="false" fo:background-color="#b2b2b2" fo:padding="0.0291in" fo:border-left="none" fo:border-right="none" fo:border-top="none" fo:border-bottom="0.0008in solid #000000" style:join-border="false">
        <style:background-image/>
      </style:paragraph-properties>
      <style:text-properties style:font-name="Proxima Nova Alt Rg" style:font-name-complex="Proxima Nova Alt Rg"/>
    </style:style>
    <style:style style:name="P9" style:family="paragraph" style:parent-style-name="Contents_20_2">
      <style:paragraph-properties fo:margin-left="0in" fo:margin-right="0in" fo:text-indent="0in" style:auto-text-indent="false" fo:background-color="#b2b2b2" fo:padding="0.0291in" fo:border-left="none" fo:border-right="none" fo:border-top="none" fo:border-bottom="0.0008in solid #000000" style:join-border="false">
        <style:background-image/>
      </style:paragraph-properties>
    </style:style>
    <style:style style:name="P10" style:family="paragraph" style:parent-style-name="Text_20_body">
      <style:paragraph-properties fo:padding="0.0291in" fo:border-left="none" fo:border-right="none" fo:border-top="none" fo:border-bottom="0.0008in solid #000000" style:join-border="false"/>
      <style:text-properties style:font-name="Proxima Nova Alt Rg" style:font-name-complex="Proxima Nova Alt Rg"/>
    </style:style>
    <style:style style:name="P11" style:family="paragraph" style:parent-style-name="Heading_20_2">
      <style:text-properties style:font-name="Proxima Nova Alt Rg" style:font-name-complex="Proxima Nova Alt Rg"/>
    </style:style>
    <style:style style:name="P12" style:family="paragraph" style:parent-style-name="Standard" style:master-page-name="Standard">
      <style:paragraph-properties fo:text-align="center" style:justify-single-word="false" style:page-number="auto"/>
      <style:text-properties style:font-name="Proxima Nova Alt Rg" fo:font-size="13pt" fo:font-weight="bold" style:font-size-asian="13pt" style:font-weight-asian="bold" style:font-name-complex="Proxima Nova Alt Rg" style:font-size-complex="13pt" style:font-weight-complex="bold"/>
    </style:style>
    <style:style style:name="P13" style:family="paragraph" style:parent-style-name="Heading_20_1">
      <style:text-properties style:font-name="Proxima Nova Alt Rg" style:font-name-complex="Proxima Nova Alt Rg"/>
    </style:style>
    <style:style style:name="T1" style:family="text">
      <style:text-properties style:font-name="Proxima Nova Alt Rg" style:font-name-complex="Proxima Nova Alt Rg"/>
    </style:style>
    <style:style style:name="T2" style:family="text">
      <style:text-properties style:font-name="Proxima Nova Alt Rg" fo:font-weight="bold" style:font-weight-asian="bold" style:font-name-complex="Proxima Nova Alt Rg" style:font-weight-complex="bold"/>
    </style:style>
    <style:style style:name="T3" style:family="text">
      <style:text-properties style:font-name="Proxima Nova Alt Rg" fo:font-weight="normal" style:font-weight-asian="normal" style:font-name-complex="Proxima Nova Alt Rg"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PLUS – Professional Linguistic Upper Studies </text:p>
      <text:p text:style-name="P2">WebService Documentation</text:p>
      <text:p text:style-name="P2">Last Update: 22-May-2018</text:p>
      <text:p text:style-name="P2"/>
      <text:p text:style-name="P2"/>
      <text:p text:style-name="P3">Table of Contents</text:p>
      <text:p text:style-name="P4">1. Login<text:tab/>….........</text:p>
      <text:p text:style-name="P5">1.1 For Student<text:tab/></text:p>
      <text:p text:style-name="P5"><text:span text:style-name="Index_20_Link">1.2 For Group Leader<text:tab/></text:span></text:p>
      <text:p text:style-name="P7"><text:span text:style-name="Index_20_Link">2. Contact Us...............................................................................................................................................</text:span></text:p>
      <text:p text:style-name="P7"><text:span text:style-name="Index_20_Link">3.Get Centre................................................................................................................................................</text:span></text:p>
      <text:p text:style-name="P7"><text:span text:style-name="Index_20_Link">4.Get Bookings...........................................................................................................................................</text:span></text:p>
      <text:p text:style-name="P7"><text:span text:style-name="Index_20_Link">5.Get Activity Details................................................................................................................................</text:span></text:p>
      <text:p text:style-name="P7"><text:span text:style-name="Index_20_Link">6.Get Walking tour Details.........................................................................................................................</text:span></text:p>
      <text:p text:style-name="P7"><text:span text:style-name="Index_20_Link">7.Test details with question &amp; Options......................................................................................................</text:span></text:p>
      <text:p text:style-name="P7"><text:span text:style-name="Index_20_Link">8.Update test attempt after start a new test................................................................................................</text:span></text:p>
      <text:p text:style-name="P7"><text:span text:style-name="Index_20_Link">9.Submit question and answer...................................................................................................................</text:span></text:p>
      <text:p text:style-name="P7"><text:span text:style-name="Index_20_Link">10.Update timer...........................................................................................................................................</text:span></text:p>
      <text:p text:style-name="P7"><text:span text:style-name="Index_20_Link">11.Submit Test..........................................................................................................................................</text:span></text:p>
      <text:p text:style-name="P7"><text:span text:style-name="Index_20_Link">12.Student survey details...........................................................................................................................</text:span></text:p>
      <text:p text:style-name="P7"><text:span text:style-name="Index_20_Link">13.Student store survey...........................................................................................................................</text:span></text:p>
      <text:p text:style-name="P7"><text:span text:style-name="Index_20_Link">14.Student submit survey...........................................................................................................................</text:span></text:p>
      <text:h text:style-name="P13" text:outline-level="1"/>
      <text:p text:style-name="P1"/>
      <text:p text:style-name="P1"/>
      <text:h text:style-name="P13" text:outline-level="1">Login</text:h>
      <text:p text:style-name="P1"><text:bookmark-start text:name="__RefHeading___Toc482889394"/><text:bookmark-start text:name="__RefHeading__713_1464257472"/><text:bookmark-start text:name="__RefHeading__1223_1732660419"/><text:bookmark-start text:name="__RefHeading__2333_77110889"/><text:bookmark-start text:name="__RefHeading__353_1715538336"/><text:bookmark-start text:name="__RefHeading__205_930465845"/><text:bookmark-start text:name="__RefHeading__67_2062996015"/><text:bookmark-start text:name="__RefHeading__1_1269678072"/><text:bookmark-start text:name="__RefHeading__135_592575195"/><text:bookmark-start text:name="__RefHeading__284_55453964"/><text:bookmark-start text:name="__RefHeading__430_1111602003"/><text:bookmark-start text:name="__RefHeading__3854_1824344865"/>1) For student (http://192.168.43.97/plus_educational_development/webservices/login/check_login)<text:bookmark-end text:name="__RefHeading___Toc482889394"/><text:bookmark-end text:name="__RefHeading__713_1464257472"/><text:bookmark-end text:name="__RefHeading__1223_1732660419"/><text:bookmark-end text:name="__RefHeading__2333_77110889"/><text:bookmark-end text:name="__RefHeading__353_1715538336"/><text:bookmark-end text:name="__RefHeading__205_930465845"/><text:bookmark-end text:name="__RefHeading__67_2062996015"/><text:bookmark-end text:name="__RefHeading__1_1269678072"/><text:bookmark-end text:name="__RefHeading__135_592575195"/><text:bookmark-end text:name="__RefHeading__284_55453964"/><text:bookmark-end text:name="__RefHeading__430_1111602003"/><text:bookmark-end text:name="__RefHeading__3854_1824344865"/></text:p>
      <text:p text:style-name="P1">2) For group leader (http://192.168.43.97/plus_educational_development/webservices/login/check_login)</text:p>
      <text:p text:style-name="P1">-------------------------------------------------------------------</text:p>
      <text:p text:style-name="P1"/>
      <text:h text:style-name="P11" text:outline-level="2">For Student</text:h>
      <text:p text:style-name="P1"><text:bookmark-start text:name="__RefHeading___Toc482889395"/><text:bookmark-start text:name="__RefHeading__715_1464257472"/><text:bookmark-start text:name="__RefHeading__1225_1732660419"/><text:bookmark-start text:name="__RefHeading__2335_77110889"/><text:bookmark-start text:name="__RefHeading__355_1715538336"/><text:bookmark-start text:name="__RefHeading__207_930465845"/><text:bookmark-start text:name="__RefHeading__69_2062996015"/><text:bookmark-start text:name="__RefHeading__3_1269678072"/><text:bookmark-start text:name="__RefHeading__137_592575195"/><text:bookmark-start text:name="__RefHeading__286_55453964"/><text:bookmark-start text:name="__RefHeading__432_1111602003"/><text:bookmark-start text:name="__RefHeading__3856_1824344865"/>------------------------------------------------------------------<text:bookmark-end text:name="__RefHeading___Toc482889395"/><text:bookmark-end text:name="__RefHeading__715_1464257472"/><text:bookmark-end text:name="__RefHeading__1225_1732660419"/><text:bookmark-end text:name="__RefHeading__2335_77110889"/><text:bookmark-end text:name="__RefHeading__355_1715538336"/><text:bookmark-end text:name="__RefHeading__207_930465845"/><text:bookmark-end text:name="__RefHeading__69_2062996015"/><text:bookmark-end text:name="__RefHeading__3_1269678072"/><text:bookmark-end text:name="__RefHeading__137_592575195"/><text:bookmark-end text:name="__RefHeading__286_55453964"/><text:bookmark-end text:name="__RefHeading__432_1111602003"/><text:bookmark-end text:name="__RefHeading__3856_1824344865"/></text:p>
      <text:p text:style-name="P1">WS : http://192.168.43.97/plus_educational_development/webservices/login/check_login</text:p>
      <text:p text:style-name="P1">Method : POST</text:p>
      <text:p text:style-name="P1"><text:span text:style-name="T4">Request</text:span> : </text:p>
      <text:p text:style-name="P1">api_key:187c5425e9a98318d05a3288c6f0183d</text:p>
      <text:p text:style-name="P1"><text:soft-page-break/>type:1</text:p>
      <text:p text:style-name="P1">first_name:KEJIA</text:p>
      <text:p text:style-name="P1">surname:REN</text:p>
      <text:p text:style-name="P1">dob:17-07-2006</text:p>
      <text:p text:style-name="P1">centre_id:67</text:p>
      <text:p text:style-name="P9"><text:span text:style-name="Index_20_Link"><text:span text:style-name="T2">success</text:span></text:span></text:p>
      <text:p text:style-name="P1"/>
      <text:p text:style-name="Text_20_body"><text:span text:style-name="T1"><text:tab/></text:span><text:span text:style-name="Index_20_Link"><text:span text:style-name="T1">{<text:line-break/></text:span></text:span><text:span text:style-name="Index_20_Link"><text:span text:style-name="T1"> <text:s text:c="3"/>"username": "--",<text:line-break/> <text:s text:c="3"/>"uuid": "n1dLNc5ZmU37",<text:line-break/> <text:s text:c="3"/>"pax_dob": "2006-07-17",<text:line-break/> <text:s text:c="3"/>"mainfirstname": "KEJIA",<text:line-break/> <text:s text:c="3"/>"mainfamilyname": "REN",<text:line-break/> <text:s text:c="3"/>"businessname": "KEJIA",<text:line-break/> <text:s text:c="3"/>"id": "729224",<text:line-break/> <text:s text:c="3"/>"email": "",<text:line-break/> <text:s text:c="3"/>"country": "",<text:line-break/> <text:s text:c="3"/>"role": 502,<text:line-break/> <text:s text:c="3"/>"ruolo": "Student",<text:line-break/> <text:s text:c="3"/>"logged_in": true,<text:line-break/> <text:s text:c="3"/>"originalCentreImage": "http://192.168.43.97/stvision/vision/uploads/junior_centre/1513153636.jpg",<text:line-break/> <text:s text:c="3"/>"thumbCentreImage": "http://192.168.43.97/stvision/vision/uploads/junior_centre/1513153636_thumb.jpg",<text:line-break/> <text:s text:c="3"/>"centre_id": "67",<text:line-break/> <text:s text:c="3"/>"status": "Success",<text:line-break/> <text:s text:c="3"/>"message": "API Token validated."<text:line-break/>}</text:span></text:span></text:p>
      <text:p text:style-name="Text_20_body"><text:span text:style-name="Index_20_Link"><text:span text:style-name="T1"/></text:span></text:p>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Text_20_body"><text:span text:style-name="Index_20_Link"><text:span text:style-name="T1"/></text:span></text:p>
      <text:p text:style-name="Text_20_body"><text:span text:style-name="Index_20_Link"><text:span text:style-name="T1">{<text:line-break/> <text:s text:c="3"/>"status": "Fail",<text:line-break/> <text:s text:c="3"/>"message": "Booking not available"<text:line-break/>} ;</text:span></text:span></text:p>
      <text:p text:style-name="Text_20_body"><text:span text:style-name="Index_20_Link"><text:span text:style-name="T1"/></text:span></text:p>
      <text:p text:style-name="Text_20_body"><text:soft-page-break/><text:span text:style-name="Index_20_Link"><text:span text:style-name="T1">{<text:line-break/> <text:s text:c="3"/>"status": "Fail",<text:line-break/> <text:s text:c="3"/>"message": "Error! Invalid credentials."<text:line-break/></text:span></text:span><text:span text:style-name="Index_20_Link"><text:span text:style-name="T1">} ;</text:span></text:span></text:p>
      <text:p text:style-name="Text_20_body"><text:span text:style-name="Index_20_Link"><text:span text:style-name="T1"/></text:span></text:p>
      <text:p text:style-name="Text_20_body"><text:span text:style-name="Index_20_Link"><text:span text:style-name="T1"/></text:span></text:p>
      <text:p text:style-name="Text_20_body"><text:span text:style-name="Index_20_Link"><text:span text:style-name="T1"/></text:span></text:p>
      <text:h text:style-name="P11" text:outline-level="2">For Group Leader</text:h>
      <text:p text:style-name="P1"><text:bookmark-start text:name="__RefHeading___Toc4828893951"/><text:bookmark-start text:name="__RefHeading__715_14642574721"/><text:bookmark-start text:name="__RefHeading__1225_17326604191"/><text:bookmark-start text:name="__RefHeading__2335_771108891"/><text:bookmark-start text:name="__RefHeading__355_17155383361"/><text:bookmark-start text:name="__RefHeading__207_9304658451"/><text:bookmark-start text:name="__RefHeading__69_20629960151"/><text:bookmark-start text:name="__RefHeading__3_12696780721"/><text:bookmark-start text:name="__RefHeading__137_5925751951"/><text:bookmark-start text:name="__RefHeading__286_554539641"/><text:bookmark-start text:name="__RefHeading__432_11116020031"/><text:bookmark-start text:name="__RefHeading__3856_18243448651"/>------------------------------------------------------------------<text:bookmark-end text:name="__RefHeading___Toc4828893951"/><text:bookmark-end text:name="__RefHeading__715_14642574721"/><text:bookmark-end text:name="__RefHeading__1225_17326604191"/><text:bookmark-end text:name="__RefHeading__2335_771108891"/><text:bookmark-end text:name="__RefHeading__355_17155383361"/><text:bookmark-end text:name="__RefHeading__207_9304658451"/><text:bookmark-end text:name="__RefHeading__69_20629960151"/><text:bookmark-end text:name="__RefHeading__3_12696780721"/><text:bookmark-end text:name="__RefHeading__137_5925751951"/><text:bookmark-end text:name="__RefHeading__286_554539641"/><text:bookmark-end text:name="__RefHeading__432_11116020031"/><text:bookmark-end text:name="__RefHeading__3856_18243448651"/></text:p>
      <text:p text:style-name="P1">WS : http://192.168.43.97/plus_educational_development/webservices/login/check_login</text:p>
      <text:p text:style-name="P1">Method : POST</text:p>
      <text:p text:style-name="P1"><text:span text:style-name="T4">Request</text:span> : </text:p>
      <text:p text:style-name="P1">api_key:187c5425e9a98318d05a3288c6f0183d</text:p>
      <text:p text:style-name="P1">type:2</text:p>
      <text:p text:style-name="P1">first_name:SHENGRONG</text:p>
      <text:p text:style-name="P1">surname:YANG</text:p>
      <text:p text:style-name="P1">dob:20-01-1984</text:p>
      <text:p text:style-name="P1">booking_id:1302</text:p>
      <text:p text:style-name="P9"><text:span text:style-name="Index_20_Link"><text:span text:style-name="T2">success</text:span></text:span></text:p>
      <text:p text:style-name="P1"/>
      <text:p text:style-name="Text_20_body"><text:span text:style-name="T1"><text:tab/></text:span><text:span text:style-name="Index_20_Link"><text:span text:style-name="T1">{<text:line-break/> <text:s text:c="3"/>"username": "--",<text:line-break/> <text:s text:c="3"/>"uuid": "0YqHUz52L6im",<text:line-break/> <text:s text:c="3"/>"pax_dob": "1984-01-20",<text:line-break/> <text:s text:c="3"/>"mainfirstname": "SHENGRONG",<text:line-break/> <text:s text:c="3"/>"mainfamilyname": "YANG",<text:line-break/> <text:s text:c="3"/>"businessname": "SHENGRONG",<text:line-break/> <text:s text:c="3"/>"id": "781772",<text:line-break/> <text:s text:c="3"/>"email": "",<text:line-break/> <text:s text:c="3"/>"country": "",<text:line-break/> <text:s text:c="3"/>"role": 501,<text:line-break/> <text:s text:c="3"/>"ruolo": "Group Leader",<text:line-break/> <text:s text:c="3"/>"logged_in": true,<text:line-break/> <text:s text:c="3"/>"originalCentreImage": "http://192.168.43.97/stvision/vision/uploads/junior_centre/1513149928.jpg",<text:line-break/> <text:s text:c="3"/>"thumbCentreImage": "http://192.168.43.97/stvision/vision/uploads/junior_centre/1513149928_thumb.jpg",<text:line-break/> <text:s text:c="3"/>"centre_id": "20",<text:line-break/></text:span></text:span><text:soft-page-break/><text:span text:style-name="Index_20_Link"><text:span text:style-name="T1"> <text:s text:c="3"/>"status": "Success",<text:line-break/> <text:s text:c="3"/>"message": "API Token validated."<text:line-break/>}</text:span></text:span></text:p>
      <text:p text:style-name="Text_20_body"><text:span text:style-name="Index_20_Link"><text:span text:style-name="T1"/></text:span></text:p>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Text_20_body"><text:span text:style-name="Index_20_Link"><text:span text:style-name="T1"/></text:span></text:p>
      <text:p text:style-name="Text_20_body"><text:span text:style-name="Index_20_Link"><text:span text:style-name="T1">{<text:line-break/> <text:s text:c="3"/>"status": "Fail",<text:line-break/> <text:s text:c="3"/>"message": "Booking not available"<text:line-break/>} ;</text:span></text:span></text:p>
      <text:p text:style-name="Text_20_body"><text:span text:style-name="Index_20_Link"><text:span text:style-name="T1"/></text:span></text:p>
      <text:p text:style-name="Text_20_body"><text:span text:style-name="Index_20_Link"><text:span text:style-name="T1">{<text:line-break/> <text:s text:c="3"/>"status": "Fail",<text:line-break/> <text:s text:c="3"/>"message": "Error! Invalid credentials."<text:line-break/>} ;</text:span></text:span></text:p>
      <text:p text:style-name="Text_20_body"><text:span text:style-name="Index_20_Link"><text:span text:style-name="T1"/></text:span></text:p>
      <text:p text:style-name="Text_20_body"><text:span text:style-name="Index_20_Link"><text:span text:style-name="T1"/></text:span></text:p>
      <text:h text:style-name="P13" text:outline-level="1">Contact us</text:h>
      <text:p text:style-name="P1"><text:bookmark-start text:name="__RefHeading___Toc4828893941"/><text:bookmark-start text:name="__RefHeading__713_14642574721"/><text:bookmark-start text:name="__RefHeading__1223_17326604191"/><text:bookmark-start text:name="__RefHeading__2333_771108891"/><text:bookmark-start text:name="__RefHeading__353_17155383361"/><text:bookmark-start text:name="__RefHeading__205_9304658451"/><text:bookmark-start text:name="__RefHeading__67_20629960151"/><text:bookmark-start text:name="__RefHeading__1_12696780721"/><text:bookmark-start text:name="__RefHeading__135_5925751951"/><text:bookmark-start text:name="__RefHeading__284_554539641"/><text:bookmark-start text:name="__RefHeading__430_11116020031"/><text:bookmark-start text:name="__RefHeading__3854_18243448651"/>1) Contact us <text:s/>(http://192.168.43.97/plus_educational_development/webservices/contact_us/get_page)<text:bookmark-end text:name="__RefHeading___Toc4828893941"/><text:bookmark-end text:name="__RefHeading__713_14642574721"/><text:bookmark-end text:name="__RefHeading__1223_17326604191"/><text:bookmark-end text:name="__RefHeading__2333_771108891"/><text:bookmark-end text:name="__RefHeading__353_17155383361"/><text:bookmark-end text:name="__RefHeading__205_9304658451"/><text:bookmark-end text:name="__RefHeading__67_20629960151"/><text:bookmark-end text:name="__RefHeading__1_12696780721"/><text:bookmark-end text:name="__RefHeading__135_5925751951"/><text:bookmark-end text:name="__RefHeading__284_554539641"/><text:bookmark-end text:name="__RefHeading__430_11116020031"/><text:bookmark-end text:name="__RefHeading__3854_18243448651"/></text:p>
      <text:p text:style-name="P1">-------------------------------------------------------------------</text:p>
      <text:p text:style-name="P1">WS : http://192.168.43.97/plus_educational_development/webservices/contact_us/get_page</text:p>
      <text:p text:style-name="P1">Method : POST</text:p>
      <text:p text:style-name="P1"><text:span text:style-name="T4">Request</text:span> : </text:p>
      <text:p text:style-name="P1">api_key:187c5425e9a98318d05a3288c6f0183d</text:p>
      <text:p text:style-name="P1"/>
      <text:p text:style-name="P6"><text:span text:style-name="Index_20_Link"><text:span text:style-name="T2">success</text:span></text:span></text:p>
      <text:p text:style-name="P1"/>
      <text:p text:style-name="P1"><text:span text:style-name="Index_20_Link">{<text:line-break/> <text:s text:c="3"/>"status": "Success",<text:line-break/> <text:s text:c="3"/>"message": "API Token validated.",<text:line-break/> <text:s text:c="3"/>"page_url": "http://192.168.43.97/plus_educational_development/content/contact-us/1"<text:line-break/></text:span><text:soft-page-break/><text:span text:style-name="Index_20_Link">}</text:span></text:p>
      <text:p text:style-name="P1"><text:span text:style-name="Index_20_Link"><text:span text:style-name="T1"/></text:span></text:p>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span text:style-name="T1"/></text:span></text:p>
      <text:h text:style-name="P13" text:outline-level="1">Get Centre</text:h>
      <text:p text:style-name="P1"><text:bookmark-start text:name="__RefHeading___Toc48288939411"/><text:bookmark-start text:name="__RefHeading__713_146425747211"/><text:bookmark-start text:name="__RefHeading__1223_173266041911"/><text:bookmark-start text:name="__RefHeading__2333_7711088911"/><text:bookmark-start text:name="__RefHeading__353_171553833611"/><text:bookmark-start text:name="__RefHeading__205_93046584511"/><text:bookmark-start text:name="__RefHeading__67_206299601511"/><text:bookmark-start text:name="__RefHeading__1_126967807211"/><text:bookmark-start text:name="__RefHeading__135_59257519511"/><text:bookmark-start text:name="__RefHeading__284_5545396411"/><text:bookmark-start text:name="__RefHeading__430_111160200311"/><text:bookmark-start text:name="__RefHeading__3854_182434486511"/>1) Get Centre <text:s text:c="2"/>(http://192.168.43.97/plus_educational_development/webservices/login/get_centre)<text:bookmark-end text:name="__RefHeading___Toc48288939411"/><text:bookmark-end text:name="__RefHeading__713_146425747211"/><text:bookmark-end text:name="__RefHeading__1223_173266041911"/><text:bookmark-end text:name="__RefHeading__2333_7711088911"/><text:bookmark-end text:name="__RefHeading__353_171553833611"/><text:bookmark-end text:name="__RefHeading__205_93046584511"/><text:bookmark-end text:name="__RefHeading__67_206299601511"/><text:bookmark-end text:name="__RefHeading__1_126967807211"/><text:bookmark-end text:name="__RefHeading__135_59257519511"/><text:bookmark-end text:name="__RefHeading__284_5545396411"/><text:bookmark-end text:name="__RefHeading__430_111160200311"/><text:bookmark-end text:name="__RefHeading__3854_182434486511"/></text:p>
      <text:p text:style-name="P1">-------------------------------------------------------------------</text:p>
      <text:p text:style-name="P1">WS : http://192.168.43.97/plus_educational_development/webservices/login/get_centre</text:p>
      <text:p text:style-name="P1">Method : POST</text:p>
      <text:p text:style-name="P1"><text:span text:style-name="T4">Request</text:span> : </text:p>
      <text:p text:style-name="P1">api_key:187c5425e9a98318d05a3288c6f0183d</text:p>
      <text:p text:style-name="P1"/>
      <text:p text:style-name="P6"><text:span text:style-name="Index_20_Link"><text:span text:style-name="T2">success</text:span></text:span></text:p>
      <text:p text:style-name="P1"/>
      <text:p text:style-name="P1"><text:span text:style-name="Index_20_Link"><text:tab/>{<text:line-break/> <text:s text:c="3"/>"status": "Success",<text:line-break/> <text:s text:c="3"/>"message": "API Token validated.",<text:line-break/> <text:s text:c="3"/>"centre": [<text:line-break/> <text:s text:c="7"/>{<text:line-break/> <text:s text:c="11"/>"id": "64",<text:line-break/> <text:s text:c="11"/>"name": "Aurangabad"<text:line-break/> <text:s text:c="7"/>},<text:line-break/> <text:s text:c="7"/>{<text:line-break/> <text:s text:c="11"/>"id": "67",<text:line-break/> <text:s text:c="11"/>"name": "BRIGHTON"<text:line-break/> <text:s text:c="7"/>},<text:line-break/> <text:s text:c="7"/>{<text:line-break/> <text:s text:c="11"/>"id": "6",<text:line-break/> <text:s text:c="11"/>"name": "CANTERBURY"<text:line-break/> <text:s text:c="7"/>},<text:line-break/> <text:s text:c="7"/>{<text:line-break/> <text:s text:c="11"/>"id": "41",<text:line-break/></text:span><text:soft-page-break/><text:span text:style-name="Index_20_Link"> <text:s text:c="11"/>"name": "CHELMSFORD"<text:line-break/> <text:s text:c="7"/>},<text:line-break/> <text:s text:c="7"/>{<text:line-break/> <text:s text:c="11"/>"id": "20",<text:line-break/></text:span><text:span text:style-name="Index_20_Link"> <text:s text:c="11"/>"name": "CHESTER"<text:line-break/></text:span><text:span text:style-name="Index_20_Link"> <text:s text:c="7"/>},<text:line-break/> <text:s text:c="7"/>{<text:line-break/></text:span><text:span text:style-name="Index_20_Link"> <text:s text:c="11"/>"id": "71",<text:line-break/> <text:s text:c="11"/>"name": "DERBY"<text:line-break/> <text:s text:c="7"/>},<text:line-break/> <text:s text:c="7"/>{<text:line-break/></text:span><text:span text:style-name="Index_20_Link"> <text:s text:c="11"/>"id": "36",<text:line-break/> <text:s text:c="11"/>"name": "DUBLIN"<text:line-break/> <text:s text:c="7"/>},<text:line-break/> <text:s text:c="7"/>{<text:line-break/> <text:s text:c="11"/>"id": "21",<text:line-break/> <text:s text:c="11"/>"name": "EDINBURGH"<text:line-break/> <text:s text:c="7"/>},<text:line-break/> <text:s text:c="7"/>{<text:line-break/> <text:s text:c="11"/>"id": "52",<text:line-break/></text:span><text:span text:style-name="Index_20_Link"> <text:s text:c="11"/>"name": "EFFINGHAM"<text:line-break/> <text:s text:c="7"/>},<text:line-break/> <text:s text:c="7"/>{<text:line-break/> <text:s text:c="11"/>"id": "59",<text:line-break/> <text:s text:c="11"/>"name": "GREENWICH "<text:line-break/> <text:s text:c="7"/>},<text:line-break/> <text:s text:c="7"/>{<text:line-break/> <text:s text:c="11"/>"id": "68",<text:line-break/> <text:s text:c="11"/>"name": "HEARFORSHIRE"<text:line-break/> <text:s text:c="7"/>},<text:line-break/> <text:s text:c="7"/>{<text:line-break/> <text:s text:c="11"/>"id": "60",<text:line-break/> <text:s text:c="11"/>"name": "KINGSTON "<text:line-break/> <text:s text:c="7"/>},<text:line-break/> <text:s text:c="7"/>{<text:line-break/> <text:s text:c="11"/>"id": "47",<text:line-break/> <text:s text:c="11"/>"name": "LIVERPOOL"<text:line-break/> <text:s text:c="7"/>},<text:line-break/> <text:s text:c="7"/>{<text:line-break/> <text:s text:c="11"/>"id": "48",<text:line-break/> <text:s text:c="11"/>"name": "LONDON"<text:line-break/> <text:s text:c="7"/>},<text:line-break/> <text:s text:c="7"/>{<text:line-break/> <text:s text:c="11"/>"id": "3",<text:line-break/> <text:s text:c="11"/>"name": "LONDON GREENWICH"<text:line-break/> <text:s text:c="7"/>},<text:line-break/></text:span><text:soft-page-break/><text:span text:style-name="Index_20_Link"> <text:s text:c="7"/>{<text:line-break/> <text:s text:c="11"/>"id": "56",<text:line-break/> <text:s text:c="11"/>"name": "LONDON KINGSTON"<text:line-break/> <text:s text:c="7"/>},<text:line-break/></text:span><text:span text:style-name="Index_20_Link"> <text:s text:c="7"/>{<text:line-break/></text:span><text:span text:style-name="Index_20_Link"> <text:s text:c="11"/>"id": "45",<text:line-break/> <text:s text:c="11"/>"name": "LONDON TWICKENHAM"<text:line-break/></text:span><text:span text:style-name="Index_20_Link"> <text:s text:c="7"/>},<text:line-break/> <text:s text:c="7"/>{<text:line-break/> <text:s text:c="11"/>"id": "30",<text:line-break/> <text:s text:c="11"/>"name": "LOS ANGELES"<text:line-break/></text:span><text:span text:style-name="Index_20_Link"> <text:s text:c="7"/>},<text:line-break/> <text:s text:c="7"/>{<text:line-break/> <text:s text:c="11"/>"id": "12",<text:line-break/> <text:s text:c="11"/>"name": "LOUGHBOROUGH"<text:line-break/> <text:s text:c="7"/>},<text:line-break/> <text:s text:c="7"/>{<text:line-break/> <text:s text:c="11"/>"id": "38",<text:line-break/> <text:s text:c="11"/>"name": "MALTA VILLAGE"<text:line-break/> <text:s text:c="7"/>},<text:line-break/></text:span><text:span text:style-name="Index_20_Link"> <text:s text:c="7"/>{<text:line-break/> <text:s text:c="11"/>"id": "46",<text:line-break/> <text:s text:c="11"/>"name": "MIAMI"<text:line-break/> <text:s text:c="7"/>},<text:line-break/> <text:s text:c="7"/>{<text:line-break/> <text:s text:c="11"/>"id": "62",<text:line-break/> <text:s text:c="11"/>"name": "NEC"<text:line-break/> <text:s text:c="7"/>},<text:line-break/> <text:s text:c="7"/>{<text:line-break/> <text:s text:c="11"/>"id": "63",<text:line-break/> <text:s text:c="11"/>"name": "NEC"<text:line-break/> <text:s text:c="7"/>},<text:line-break/> <text:s text:c="7"/>{<text:line-break/> <text:s text:c="11"/>"id": "73",<text:line-break/> <text:s text:c="11"/>"name": "NEW YORK"<text:line-break/> <text:s text:c="7"/>},<text:line-break/> <text:s text:c="7"/>{<text:line-break/> <text:s text:c="11"/>"id": "66",<text:line-break/> <text:s text:c="11"/>"name": "NEW YORK CENTRAL"<text:line-break/> <text:s text:c="7"/>},<text:line-break/> <text:s text:c="7"/>{<text:line-break/> <text:s text:c="11"/>"id": "42",<text:line-break/> <text:s text:c="11"/>"name": "NEW YORK FELICIAN"<text:line-break/> <text:s text:c="7"/>},<text:line-break/> <text:s text:c="7"/>{<text:line-break/> <text:s text:c="11"/>"id": "27",<text:line-break/></text:span><text:soft-page-break/><text:span text:style-name="Index_20_Link"> <text:s text:c="11"/>"name": "NEW YORK RIDER"<text:line-break/> <text:s text:c="7"/>},<text:line-break/> <text:s text:c="7"/>{<text:line-break/> <text:s text:c="11"/>"id": "70",<text:line-break/></text:span><text:span text:style-name="Index_20_Link"> <text:s text:c="11"/>"name": "NORWICH"<text:line-break/></text:span><text:span text:style-name="Index_20_Link"> <text:s text:c="7"/>},<text:line-break/> <text:s text:c="7"/>{<text:line-break/></text:span><text:span text:style-name="Index_20_Link"> <text:s text:c="11"/>"id": "69",<text:line-break/> <text:s text:c="11"/>"name": "OXFORD"<text:line-break/> <text:s text:c="7"/>},<text:line-break/> <text:s text:c="7"/>{<text:line-break/></text:span><text:span text:style-name="Index_20_Link"> <text:s text:c="11"/>"id": "65",<text:line-break/> <text:s text:c="11"/>"name": "Pune"<text:line-break/> <text:s text:c="7"/>},<text:line-break/> <text:s text:c="7"/>{<text:line-break/> <text:s text:c="11"/>"id": "72",<text:line-break/> <text:s text:c="11"/>"name": "SOUTHEND ON SEA"<text:line-break/> <text:s text:c="7"/>},<text:line-break/> <text:s text:c="7"/>{<text:line-break/> <text:s text:c="11"/>"id": "26",<text:line-break/></text:span><text:span text:style-name="Index_20_Link"> <text:s text:c="11"/>"name": "ST ANDREWS"<text:line-break/> <text:s text:c="7"/>},<text:line-break/> <text:s text:c="7"/>{<text:line-break/> <text:s text:c="11"/>"id": "57",<text:line-break/> <text:s text:c="11"/>"name": "STIRLING"<text:line-break/> <text:s text:c="7"/>},<text:line-break/> <text:s text:c="7"/>{<text:line-break/> <text:s text:c="11"/>"id": "61",<text:line-break/> <text:s text:c="11"/>"name": "TWICKENHAM "<text:line-break/> <text:s text:c="7"/>},<text:line-break/> <text:s text:c="7"/>{<text:line-break/> <text:s text:c="11"/>"id": "53",<text:line-break/> <text:s text:c="11"/>"name": "WINDSOR"<text:line-break/> <text:s text:c="7"/>}<text:line-break/> <text:s text:c="3"/>]<text:line-break/>}</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oft-page-break/><text:span text:style-name="Index_20_Link"><text:span text:style-name="T2"/></text:span></text:p>
      <text:h text:style-name="P13" text:outline-level="1">Get bookings</text:h>
      <text:p text:style-name="P1"><text:bookmark-start text:name="__RefHeading___Toc482889394111"/><text:bookmark-start text:name="__RefHeading__713_1464257472111"/><text:bookmark-start text:name="__RefHeading__1223_1732660419111"/><text:bookmark-start text:name="__RefHeading__2333_77110889111"/><text:bookmark-start text:name="__RefHeading__353_1715538336111"/><text:bookmark-start text:name="__RefHeading__205_930465845111"/><text:bookmark-start text:name="__RefHeading__67_2062996015111"/><text:bookmark-start text:name="__RefHeading__1_1269678072111"/><text:bookmark-start text:name="__RefHeading__135_592575195111"/><text:bookmark-start text:name="__RefHeading__284_55453964111"/><text:bookmark-start text:name="__RefHeading__430_1111602003111"/><text:bookmark-start text:name="__RefHeading__3854_1824344865111"/>1) Get Bookings <text:s/>(http://192.168.43.97/plus_educational_development/webservices/login/get_booking)<text:bookmark-end text:name="__RefHeading___Toc482889394111"/><text:bookmark-end text:name="__RefHeading__713_1464257472111"/><text:bookmark-end text:name="__RefHeading__1223_1732660419111"/><text:bookmark-end text:name="__RefHeading__2333_77110889111"/><text:bookmark-end text:name="__RefHeading__353_1715538336111"/><text:bookmark-end text:name="__RefHeading__205_930465845111"/><text:bookmark-end text:name="__RefHeading__67_2062996015111"/><text:bookmark-end text:name="__RefHeading__1_1269678072111"/><text:bookmark-end text:name="__RefHeading__135_592575195111"/><text:bookmark-end text:name="__RefHeading__284_55453964111"/><text:bookmark-end text:name="__RefHeading__430_1111602003111"/><text:bookmark-end text:name="__RefHeading__3854_1824344865111"/></text:p>
      <text:p text:style-name="P1">-------------------------------------------------------------------</text:p>
      <text:p text:style-name="P1">WS : http://192.168.43.97/plus_educational_development/webservices/login/get_booking</text:p>
      <text:p text:style-name="P1">Method : POST</text:p>
      <text:p text:style-name="P1"><text:span text:style-name="T4">Request</text:span> : </text:p>
      <text:p text:style-name="P1">api_key:187c5425e9a98318d05a3288c6f0183d</text:p>
      <text:p text:style-name="P1">first_name:SHENGRONG</text:p>
      <text:p text:style-name="P1">surname:YANG</text:p>
      <text:p text:style-name="P1">dob:20-01-1984</text:p>
      <text:p text:style-name="P1"/>
      <text:p text:style-name="P6"><text:span text:style-name="Index_20_Link"><text:span text:style-name="T2">success</text:span></text:span></text:p>
      <text:p text:style-name="P1">{<text:line-break/> <text:s text:c="3"/>"status": "Success",<text:line-break/> <text:s text:c="3"/>"message": "API Token validated.",<text:line-break/> <text:s text:c="3"/>"bookings": [<text:line-break/> <text:s text:c="7"/>{<text:line-break/> <text:s text:c="11"/>"booking_id": "2016_1302 - CHESTER",<text:line-break/> <text:s text:c="11"/>"id_book": "1302"<text:line-break/> <text:s text:c="7"/>}<text:line-break/> <text:s text:c="3"/>]<text:line-break/>}</text:p>
      <text:p text:style-name="P1"><text:span text:style-name="Index_20_Link"><text:tab/></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line-break/> <text:s text:c="3"/>"status": "Fail",<text:line-break/> <text:s text:c="3"/>"message": "Booking not available"<text:line-break/>} ;</text:span></text:p>
      <text:p text:style-name="P1"><text:soft-page-break/><text:span text:style-name="Index_20_Link"><text:span text:style-name="T2"/></text:span></text:p>
      <text:h text:style-name="P13" text:outline-level="1">Get activity details</text:h>
      <text:p text:style-name="P1"><text:bookmark-start text:name="__RefHeading___Toc4828893941111"/><text:bookmark-start text:name="__RefHeading__713_14642574721111"/><text:bookmark-start text:name="__RefHeading__1223_17326604191111"/><text:bookmark-start text:name="__RefHeading__2333_771108891111"/><text:bookmark-start text:name="__RefHeading__353_17155383361111"/><text:bookmark-start text:name="__RefHeading__205_9304658451111"/><text:bookmark-start text:name="__RefHeading__67_20629960151111"/><text:bookmark-start text:name="__RefHeading__1_12696780721111"/><text:bookmark-start text:name="__RefHeading__135_5925751951111"/><text:bookmark-start text:name="__RefHeading__284_554539641111"/><text:bookmark-start text:name="__RefHeading__430_11116020031111"/><text:bookmark-start text:name="__RefHeading__3854_18243448651111"/>1) Get activity details <text:s/>(http://192.168.43.97/plus_educational_development/webservices/activity/get_activity)<text:bookmark-end text:name="__RefHeading___Toc4828893941111"/><text:bookmark-end text:name="__RefHeading__713_14642574721111"/><text:bookmark-end text:name="__RefHeading__1223_17326604191111"/><text:bookmark-end text:name="__RefHeading__2333_771108891111"/><text:bookmark-end text:name="__RefHeading__353_17155383361111"/><text:bookmark-end text:name="__RefHeading__205_9304658451111"/><text:bookmark-end text:name="__RefHeading__67_20629960151111"/><text:bookmark-end text:name="__RefHeading__1_12696780721111"/><text:bookmark-end text:name="__RefHeading__135_5925751951111"/><text:bookmark-end text:name="__RefHeading__284_554539641111"/><text:bookmark-end text:name="__RefHeading__430_11116020031111"/><text:bookmark-end text:name="__RefHeading__3854_18243448651111"/></text:p>
      <text:p text:style-name="P1">-------------------------------------------------------------------</text:p>
      <text:p text:style-name="P1">WS : http://192.168.43.97/plus_educational_development/webservices/activity/get_activity</text:p>
      <text:p text:style-name="P1">Method : POST</text:p>
      <text:p text:style-name="P1"><text:span text:style-name="T4">Request</text:span> : </text:p>
      <text:p text:style-name="P1">api_key:187c5425e9a98318d05a3288c6f0183d</text:p>
      <text:p text:style-name="P1">centre_id:67</text:p>
      <text:p text:style-name="P1"/>
      <text:p text:style-name="P6"><text:span text:style-name="Index_20_Link"><text:span text:style-name="T2">success</text:span></text:span></text:p>
      <text:p text:style-name="P1">{<text:line-break/> <text:s text:c="3"/>"status": "Success",<text:line-break/> <text:s text:c="3"/>"message": "API Token validated.",<text:line-break/> <text:s text:c="3"/>"activity_details": [<text:line-break/> <text:s text:c="7"/>{<text:line-break/> <text:s text:c="11"/>"id": "6",<text:line-break/> <text:s text:c="11"/>"name": "test",<text:line-break/> <text:s text:c="11"/>"description": "&amp;nbsp;testtesttest testtesttes ttesttesttesttesttest testtesttes ttesttesttesttesttest testtesttes ttesttesttesttesttest testtesttes ttesttesttesttesttest testtesttes ttesttesttesttesttest testtesttes ttesttesttesttesttest testtesttes ttesttesttesttesttest testtesttes ttesttesttesttesttest testtesttes ttesttesttesttesttest testtesttes ttesttesttesttesttest testtesttes ttesttesttesttesttest testtesttes ttesttesttesttesttest testtesttes ttesttest",<text:line-break/> <text:s text:c="11"/>"date": "03-05-2018",<text:line-break/> <text:s text:c="11"/>"show_type": "2",<text:line-break/> <text:s text:c="11"/>"show_text": "todays activity",<text:line-break/> <text:s text:c="11"/>"image_name": "http://192.168.43.97/stvision/vision/uploads/activity_photogallery/1524480560.jpg",<text:line-break/> <text:s text:c="11"/>"fixed_background_image": "http://192.168.43.97/plus_educational_development/images/bg_image.jpg",<text:line-break/> <text:s text:c="11"/>"files": [<text:line-break/> <text:s text:c="15"/>{<text:line-break/> <text:s text:c="19"/>"filePath": "http://192.168.43.97/stvision/vision/uploads/manage_activity/1526365988.jpg",<text:line-break/> <text:s text:c="19"/>"fileExtension": "jpg"<text:line-break/> <text:s text:c="15"/>}<text:line-break/> <text:s text:c="11"/>]<text:line-break/> <text:s text:c="7"/>},<text:line-break/> <text:s text:c="7"/>{<text:line-break/> <text:s text:c="11"/>"id": "7",<text:line-break/><text:soft-page-break/> <text:s text:c="11"/>"name": "test front end",<text:line-break/> <text:s text:c="11"/>"description": "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 .",<text:line-break/> <text:s text:c="11"/>"date": "14-05-2018",<text:line-break/> <text:s text:c="11"/>"show_type": "1",<text:line-break/> <text:s text:c="11"/>"show_text": "",<text:line-break/> <text:s text:c="11"/>"image_name": "http://192.168.43.97/stvision/vision/uploads/activity_photogallery/1524482950.jpg",<text:line-break/> <text:s text:c="11"/>"fixed_background_image": "http://192.168.43.97/plus_educational_development/images/bg_image.jpg",<text:line-break/> <text:s text:c="11"/>"files": [<text:line-break/> <text:s text:c="15"/>{<text:line-break/> <text:s text:c="19"/>"filePath": "http://192.168.43.97/stvision/vision/uploads/manage_activity/1526298517.pdf",<text:line-break/> <text:s text:c="19"/>"fileExtension": "pdf"<text:line-break/> <text:s text:c="15"/>},<text:line-break/> <text:s text:c="15"/>{<text:line-break/> <text:s text:c="19"/>"filePath": "http://192.168.43.97/stvision/vision/uploads/manage_activity/1526298517.jpg",<text:line-break/> <text:s text:c="19"/>"fileExtension": "jpg"<text:line-break/> <text:s text:c="15"/>},<text:line-break/> <text:s text:c="15"/>{<text:line-break/> <text:s text:c="19"/>"filePath": "http://192.168.43.97/stvision/vision/uploads/manage_activity/1526298517.xls",<text:line-break/> <text:s text:c="19"/>"fileExtension": "xls"<text:line-break/> <text:s text:c="15"/>},<text:line-break/> <text:s text:c="15"/>{<text:line-break/> <text:s text:c="19"/>"filePath": "http://192.168.43.97/stvision/vision/uploads/manage_activity/1526298517.doc",<text:line-break/> <text:s text:c="19"/>"fileExtension": "doc"<text:line-break/> <text:s text:c="15"/>}<text:line-break/> <text:s text:c="11"/>]<text:line-break/> <text:s text:c="7"/>},<text:line-break/> <text:s text:c="7"/>{<text:line-break/> <text:s text:c="11"/>"id": "8",<text:line-break/> <text:s text:c="11"/>"name": "Another test",<text:line-break/> <text:s text:c="11"/>"description":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xt:soft-page-break/>Test . Another Test . Another Test . Another Test . Another Test . Another Test . Another Test . Another Test . Another Test . Another Test . Another Test . Another Test . Another Test . Another Test .&amp;nbsp;",<text:line-break/> <text:s text:c="11"/>"date": "15-05-2018",<text:line-break/> <text:s text:c="11"/>"show_type": "1",<text:line-break/> <text:s text:c="11"/>"show_text": "",<text:line-break/> <text:s text:c="11"/>"image_name": "http://192.168.43.97/stvision/vision/uploads/activity_photogallery/1524480560.jpg",<text:line-break/> <text:s text:c="11"/>"fixed_background_image": "http://192.168.43.97/plus_educational_development/images/bg_image.jpg",<text:line-break/> <text:s text:c="11"/>"files": []<text:line-break/> <text:s text:c="7"/>}<text:line-break/> <text:s text:c="3"/>]<text:line-break/>}</text:p>
      <text:p text:style-name="P1"><text:span text:style-name="Index_20_Link"><text:tab/></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line-break/> <text:s text:c="3"/>"status": "Fail",<text:line-break/> <text:s text:c="3"/>"message": "No centre selected"<text:line-break/>};</text:span></text:p>
      <text:p text:style-name="P1"><text:span text:style-name="Index_20_Link"><text:span text:style-name="T2"/></text:span></text:p>
      <text:p text:style-name="P1"><text:span text:style-name="Index_20_Link"><text:span text:style-name="T2"/></text:span></text:p>
      <text:h text:style-name="P13" text:outline-level="1">Get Walking tour</text:h>
      <text:p text:style-name="P1"><text:bookmark-start text:name="__RefHeading___Toc4828893941112"/><text:bookmark-start text:name="__RefHeading__713_14642574721112"/><text:bookmark-start text:name="__RefHeading__1223_17326604191112"/><text:bookmark-start text:name="__RefHeading__2333_771108891112"/><text:bookmark-start text:name="__RefHeading__353_17155383361112"/><text:bookmark-start text:name="__RefHeading__205_9304658451112"/><text:bookmark-start text:name="__RefHeading__67_20629960151112"/><text:bookmark-start text:name="__RefHeading__1_12696780721112"/><text:bookmark-start text:name="__RefHeading__135_5925751951112"/><text:bookmark-start text:name="__RefHeading__284_554539641112"/><text:bookmark-start text:name="__RefHeading__430_11116020031112"/><text:bookmark-start text:name="__RefHeading__3854_18243448651112"/>1) Get Bookings <text:s/>(http://192.168.43.97/plus_educational_development/webservices/walking_tour/get_video)<text:bookmark-end text:name="__RefHeading___Toc4828893941112"/><text:bookmark-end text:name="__RefHeading__713_14642574721112"/><text:bookmark-end text:name="__RefHeading__1223_17326604191112"/><text:bookmark-end text:name="__RefHeading__2333_771108891112"/><text:bookmark-end text:name="__RefHeading__353_17155383361112"/><text:bookmark-end text:name="__RefHeading__205_9304658451112"/><text:bookmark-end text:name="__RefHeading__67_20629960151112"/><text:bookmark-end text:name="__RefHeading__1_12696780721112"/><text:bookmark-end text:name="__RefHeading__135_5925751951112"/><text:bookmark-end text:name="__RefHeading__284_554539641112"/><text:bookmark-end text:name="__RefHeading__430_11116020031112"/><text:bookmark-end text:name="__RefHeading__3854_18243448651112"/></text:p>
      <text:p text:style-name="P1">-------------------------------------------------------------------</text:p>
      <text:p text:style-name="P1">WS : http://192.168.43.97/plus_educational_development/webservices/walking_tour/get_video</text:p>
      <text:p text:style-name="P1">Method : POST</text:p>
      <text:p text:style-name="P1"><text:span text:style-name="T4">Request</text:span> : </text:p>
      <text:p text:style-name="P1">api_key:187c5425e9a98318d05a3288c6f0183d</text:p>
      <text:p text:style-name="P1">centre_id:67</text:p>
      <text:p text:style-name="P1"><text:soft-page-break/></text:p>
      <text:p text:style-name="P6"><text:span text:style-name="Index_20_Link"><text:span text:style-name="T2">success</text:span></text:span></text:p>
      <text:p text:style-name="P1">{<text:line-break/> <text:s text:c="3"/>"status": "Success",<text:line-break/> <text:s text:c="3"/>"message": "API Token validated.",<text:line-break/> <text:s text:c="3"/>"video_details": [<text:line-break/> <text:s text:c="7"/>{<text:line-break/> <text:s text:c="11"/>"video_url": "https://vimeo.com/257910833",<text:line-break/> <text:s text:c="11"/>"description": "Brighton Half Day 1",<text:line-break/> <text:s text:c="11"/>"video_image": "http://192.168.43.97/stvision/vision/uploads/walking_tour_video/1524129689.jpg"<text:line-break/> <text:s text:c="7"/>},<text:line-break/> <text:s text:c="7"/>{<text:line-break/> <text:s text:c="11"/>"video_url": "https://vimeo.com/257912850",<text:line-break/> <text:s text:c="11"/>"description": "Brighton Half Day 2 ",<text:line-break/> <text:s text:c="11"/>"video_image": "http://192.168.43.97/stvision/vision/uploads/walking_tour_video/1524129758.jpg"<text:line-break/> <text:s text:c="7"/>},<text:line-break/> <text:s text:c="7"/>{<text:line-break/> <text:s text:c="11"/>"video_url": "https://vimeo.com/257918123",<text:line-break/> <text:s text:c="11"/>"description": "Brighton Half Day 3",<text:line-break/> <text:s text:c="11"/>"video_image": "http://192.168.43.97/stvision/vision/uploads/walking_tour_video/1524129794.jpg"<text:line-break/> <text:s text:c="7"/>},<text:line-break/> <text:s text:c="7"/>{<text:line-break/> <text:s text:c="11"/>"video_url": "https://vimeo.com/257919533",<text:line-break/> <text:s text:c="11"/>"description": "Brighton Half Day 4",<text:line-break/> <text:s text:c="11"/>"video_image": "http://192.168.43.97/stvision/vision/uploads/walking_tour_video/1524129829.jpg"<text:line-break/> <text:s text:c="7"/>},<text:line-break/> <text:s text:c="7"/>{<text:line-break/> <text:s text:c="11"/>"video_url": "https://vimeo.com/257921633",<text:line-break/> <text:s text:c="11"/>"description": "Brighton Half Day 5",<text:line-break/> <text:s text:c="11"/>"video_image": "http://192.168.43.97/stvision/vision/uploads/walking_tour_video/1524129865.jpg"<text:line-break/> <text:s text:c="7"/>},<text:line-break/> <text:s text:c="7"/>{<text:line-break/> <text:s text:c="11"/>"video_url": "https://vimeo.com/257922177",<text:line-break/> <text:s text:c="11"/>"description": "Cambridge",<text:line-break/> <text:s text:c="11"/>"video_image": "http://192.168.43.97/stvision/vision/uploads/walking_tour_video/1524129897.jpg"<text:line-break/> <text:s text:c="7"/>}<text:line-break/> <text:s text:c="3"/>]<text:line-break/>}</text:p>
      <text:p text:style-name="P1"><text:span text:style-name="Index_20_Link"><text:tab/></text:span></text:p>
      <text:p text:style-name="P10"><text:soft-page-break/></text:p>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line-break/> <text:s text:c="3"/>"status": "Fail",<text:line-break/> <text:s text:c="3"/>"message": "No centre selected"<text:line-break/>};</text:span></text:p>
      <text:p text:style-name="P1"/>
      <text:p text:style-name="P1"><text:span text:style-name="Index_20_Link"><text:span text:style-name="T2"/></text:span></text:p>
      <text:p text:style-name="P1"><text:span text:style-name="Index_20_Link"><text:span text:style-name="T2"/></text:span></text:p>
      <text:h text:style-name="P13" text:outline-level="1">Test details with question &amp; options</text:h>
      <text:p text:style-name="P1"><text:bookmark-start text:name="__RefHeading___Toc48288939411121"/><text:bookmark-start text:name="__RefHeading__713_146425747211121"/><text:bookmark-start text:name="__RefHeading__1223_173266041911121"/><text:bookmark-start text:name="__RefHeading__2333_7711088911121"/><text:bookmark-start text:name="__RefHeading__353_171553833611121"/><text:bookmark-start text:name="__RefHeading__205_93046584511121"/><text:bookmark-start text:name="__RefHeading__67_206299601511121"/><text:bookmark-start text:name="__RefHeading__1_126967807211121"/><text:bookmark-start text:name="__RefHeading__135_59257519511121"/><text:bookmark-start text:name="__RefHeading__284_5545396411121"/><text:bookmark-start text:name="__RefHeading__430_111160200311121"/><text:bookmark-start text:name="__RefHeading__3854_182434486511121"/>1) Get Bookings <text:s/>(http://192.168.43.97/plus_educational_development/webservices/student_test/english_test)<text:bookmark-end text:name="__RefHeading___Toc48288939411121"/><text:bookmark-end text:name="__RefHeading__713_146425747211121"/><text:bookmark-end text:name="__RefHeading__1223_173266041911121"/><text:bookmark-end text:name="__RefHeading__2333_7711088911121"/><text:bookmark-end text:name="__RefHeading__353_171553833611121"/><text:bookmark-end text:name="__RefHeading__205_93046584511121"/><text:bookmark-end text:name="__RefHeading__67_206299601511121"/><text:bookmark-end text:name="__RefHeading__1_126967807211121"/><text:bookmark-end text:name="__RefHeading__135_59257519511121"/><text:bookmark-end text:name="__RefHeading__284_5545396411121"/><text:bookmark-end text:name="__RefHeading__430_111160200311121"/><text:bookmark-end text:name="__RefHeading__3854_182434486511121"/></text:p>
      <text:p text:style-name="P1">-------------------------------------------------------------------</text:p>
      <text:p text:style-name="P1">WS : http://192.168.43.97/plus_educational_development/webservices/student_test/english_test</text:p>
      <text:p text:style-name="P1">Method : POST</text:p>
      <text:p text:style-name="P1"><text:span text:style-name="T4">Request</text:span> : </text:p>
      <text:p text:style-name="P1">api_key:187c5425e9a98318d05a3288c6f0183d</text:p>
      <text:p text:style-name="P1">uuid:n1dLNc5ZmU37</text:p>
      <text:p text:style-name="P1"/>
      <text:p text:style-name="P6"><text:span text:style-name="Index_20_Link"><text:span text:style-name="T2">success</text:span></text:span></text:p>
      <text:p text:style-name="P1">{<text:line-break/> <text:s text:c="3"/>"status": "Success",<text:line-break/> <text:s text:c="3"/>"message": "API Token validated.",<text:line-break/> <text:s text:c="3"/>"testDetails": {<text:line-break/> <text:s text:c="7"/>"runningTestId": "3823",<text:line-break/> <text:s text:c="7"/>"remainingTime": "00:04",<text:line-break/> <text:s text:c="7"/>"remainingTimeSec": 4,<text:line-break/> <text:s text:c="7"/>"testAlreadySubmitted": 0,<text:line-break/> <text:s text:c="7"/>"currentTestAttempt": "2",<text:line-break/> <text:s text:c="7"/>"testId": "3",<text:line-break/> <text:s text:c="7"/>"testTitle": "Grammar and vocabulary - 2018"<text:line-break/> <text:s text:c="3"/>},<text:line-break/><text:soft-page-break/> <text:s text:c="3"/>"question": [<text:line-break/> <text:s text:c="7"/>{<text:line-break/> <text:s text:c="11"/>"questionId": "86",<text:line-break/> <text:s text:c="11"/>"questionText": "1. Indian food is ____________________ Japanese food.",<text:line-break/> <text:s text:c="11"/>"stdMarkedOption": null,<text:line-break/> <text:s text:c="11"/>"options": [<text:line-break/> <text:s text:c="15"/>{<text:line-break/> <text:s text:c="19"/>"optionId": "304",<text:line-break/> <text:s text:c="19"/>"optionText": "hotter"<text:line-break/> <text:s text:c="15"/>},<text:line-break/> <text:s text:c="15"/>{<text:line-break/> <text:s text:c="19"/>"optionId": "305",<text:line-break/> <text:s text:c="19"/>"optionText": "as not hot as"<text:line-break/> <text:s text:c="15"/>},<text:line-break/> <text:s text:c="15"/>{<text:line-break/> <text:s text:c="19"/>"optionId": "306",<text:line-break/> <text:s text:c="19"/>"optionText": "hotter than"<text:line-break/> <text:s text:c="15"/>},<text:line-break/> <text:s text:c="15"/>{<text:line-break/> <text:s text:c="19"/>"optionId": "307",<text:line-break/> <text:s text:c="19"/>"optionText": "more hot"<text:line-break/> <text:s text:c="15"/>}<text:line-break/> <text:s text:c="11"/>]<text:line-break/> <text:s text:c="7"/>},<text:line-break/> <text:s text:c="7"/>{<text:line-break/> <text:s text:c="11"/>"questionId": "87",<text:line-break/> <text:s text:c="11"/>"questionText": "2. I ______________________ for my car keys for half an hour. I think I've lost them!",<text:line-break/> <text:s text:c="11"/>"stdMarkedOption": null,<text:line-break/> <text:s text:c="11"/>"options": [<text:line-break/> <text:s text:c="15"/>{<text:line-break/> <text:s text:c="19"/>"optionId": "308",<text:line-break/> <text:s text:c="19"/>"optionText": "have been looking"<text:line-break/> <text:s text:c="15"/>},<text:line-break/> <text:s text:c="15"/>{<text:line-break/> <text:s text:c="19"/>"optionId": "309",<text:line-break/> <text:s text:c="19"/>"optionText": "look"<text:line-break/> <text:s text:c="15"/>},<text:line-break/> <text:s text:c="15"/>{<text:line-break/> <text:s text:c="19"/>"optionId": "310",<text:line-break/> <text:s text:c="19"/>"optionText": "have looked"<text:line-break/> <text:s text:c="15"/>},<text:line-break/> <text:s text:c="15"/>{<text:line-break/> <text:s text:c="19"/>"optionId": "311",<text:line-break/> <text:s text:c="19"/>"optionText": "am looking"<text:line-break/> <text:s text:c="15"/>}<text:line-break/><text:soft-page-break/> <text:s text:c="11"/>]<text:line-break/> <text:s text:c="7"/>},<text:line-break/> <text:s text:c="7"/>{<text:line-break/> <text:s text:c="11"/>"questionId": "88",<text:line-break/> <text:s text:c="11"/>"questionText": "3. Arabic ____________________ in Saudi Arabia.",<text:line-break/> <text:s text:c="11"/>"stdMarkedOption": null,<text:line-break/> <text:s text:c="11"/>"options": [<text:line-break/> <text:s text:c="15"/>{<text:line-break/> <text:s text:c="19"/>"optionId": "312",<text:line-break/> <text:s text:c="19"/>"optionText": "is speak"<text:line-break/> <text:s text:c="15"/>},<text:line-break/> <text:s text:c="15"/>{<text:line-break/> <text:s text:c="19"/>"optionId": "313",<text:line-break/> <text:s text:c="19"/>"optionText": "speaks"<text:line-break/> <text:s text:c="15"/>},<text:line-break/> <text:s text:c="15"/>{<text:line-break/> <text:s text:c="19"/>"optionId": "314",<text:line-break/> <text:s text:c="19"/>"optionText": "is spoken"<text:line-break/> <text:s text:c="15"/>},<text:line-break/> <text:s text:c="15"/>{<text:line-break/> <text:s text:c="19"/>"optionId": "315",<text:line-break/> <text:s text:c="19"/>"optionText": "is speaking"<text:line-break/> <text:s text:c="15"/>}<text:line-break/> <text:s text:c="11"/>]<text:line-break/> <text:s text:c="7"/>},<text:line-break/> <text:s text:c="7"/>{<text:line-break/> <text:s text:c="11"/>"questionId": "89",<text:line-break/> <text:s text:c="11"/>"questionText": "4. He is only 14 and he can play the guitar very __________________.",<text:line-break/> <text:s text:c="11"/>"stdMarkedOption": null,<text:line-break/> <text:s text:c="11"/>"options": [<text:line-break/> <text:s text:c="15"/>{<text:line-break/> <text:s text:c="19"/>"optionId": "316",<text:line-break/> <text:s text:c="19"/>"optionText": "good"<text:line-break/> <text:s text:c="15"/>},<text:line-break/> <text:s text:c="15"/>{<text:line-break/> <text:s text:c="19"/>"optionId": "317",<text:line-break/> <text:s text:c="19"/>"optionText": "fine"<text:line-break/> <text:s text:c="15"/>},<text:line-break/> <text:s text:c="15"/>{<text:line-break/> <text:s text:c="19"/>"optionId": "318",<text:line-break/> <text:s text:c="19"/>"optionText": "bad"<text:line-break/> <text:s text:c="15"/>},<text:line-break/> <text:s text:c="15"/>{<text:line-break/> <text:s text:c="19"/>"optionId": "319",<text:line-break/> <text:s text:c="19"/>"optionText": "well"<text:line-break/><text:soft-page-break/> <text:s text:c="15"/>}<text:line-break/> <text:s text:c="11"/>]<text:line-break/> <text:s text:c="7"/>},<text:line-break/> <text:s text:c="7"/>{<text:line-break/> <text:s text:c="11"/>"questionId": "90",<text:line-break/> <text:s text:c="11"/>"questionText": "5. We ________________________ on holiday tomorrow so I hope the weather stays warm.",<text:line-break/> <text:s text:c="11"/>"stdMarkedOption": null,<text:line-break/> <text:s text:c="11"/>"options": [<text:line-break/> <text:s text:c="15"/>{<text:line-break/> <text:s text:c="19"/>"optionId": "320",<text:line-break/> <text:s text:c="19"/>"optionText": "won't go"<text:line-break/> <text:s text:c="15"/>},<text:line-break/> <text:s text:c="15"/>{<text:line-break/> <text:s text:c="19"/>"optionId": "321",<text:line-break/> <text:s text:c="19"/>"optionText": "are going"<text:line-break/> <text:s text:c="15"/>},<text:line-break/> <text:s text:c="15"/>{<text:line-break/> <text:s text:c="19"/>"optionId": "322",<text:line-break/> <text:s text:c="19"/>"optionText": "aren't going"<text:line-break/> <text:s text:c="15"/>},<text:line-break/> <text:s text:c="15"/>{<text:line-break/> <text:s text:c="19"/>"optionId": "323",<text:line-break/> <text:s text:c="19"/>"optionText": "will to go"<text:line-break/> <text:s text:c="15"/>}<text:line-break/> <text:s text:c="11"/>]<text:line-break/> <text:s text:c="7"/>},<text:line-break/> <text:s text:c="7"/>{<text:line-break/> <text:s text:c="11"/>"questionId": "91",<text:line-break/> <text:s text:c="11"/>"questionText": "6. I will be very sad if my football team ______________ the match.",<text:line-break/> <text:s text:c="11"/>"stdMarkedOption": null,<text:line-break/> <text:s text:c="11"/>"options": [<text:line-break/> <text:s text:c="15"/>{<text:line-break/> <text:s text:c="19"/>"optionId": "324",<text:line-break/> <text:s text:c="19"/>"optionText": "will lose"<text:line-break/> <text:s text:c="15"/>},<text:line-break/> <text:s text:c="15"/>{<text:line-break/> <text:s text:c="19"/>"optionId": "325",<text:line-break/> <text:s text:c="19"/>"optionText": "loose"<text:line-break/> <text:s text:c="15"/>},<text:line-break/> <text:s text:c="15"/>{<text:line-break/> <text:s text:c="19"/>"optionId": "326",<text:line-break/> <text:s text:c="19"/>"optionText": "loses"<text:line-break/> <text:s text:c="15"/>},<text:line-break/> <text:s text:c="15"/>{<text:line-break/> <text:s text:c="19"/>"optionId": "327",<text:line-break/><text:soft-page-break/> <text:s text:c="19"/>"optionText": "is losing"<text:line-break/> <text:s text:c="15"/>}<text:line-break/> <text:s text:c="11"/>]<text:line-break/> <text:s text:c="7"/>},<text:line-break/> <text:s text:c="7"/>{<text:line-break/> <text:s text:c="11"/>"questionId": "92",<text:line-break/> <text:s text:c="11"/>"questionText": "7. Now I don't have a lot of money. But if I ____________________, I __________________ live a better life.",<text:line-break/> <text:s text:c="11"/>"stdMarkedOption": null,<text:line-break/> <text:s text:c="11"/>"options": [<text:line-break/> <text:s text:c="15"/>{<text:line-break/> <text:s text:c="19"/>"optionId": "328",<text:line-break/> <text:s text:c="19"/>"optionText": "did ..... would"<text:line-break/> <text:s text:c="15"/>},<text:line-break/> <text:s text:c="15"/>{<text:line-break/> <text:s text:c="19"/>"optionId": "329",<text:line-break/> <text:s text:c="19"/>"optionText": "were...will"<text:line-break/> <text:s text:c="15"/>},<text:line-break/> <text:s text:c="15"/>{<text:line-break/> <text:s text:c="19"/>"optionId": "330",<text:line-break/> <text:s text:c="19"/>"optionText": "am...was"<text:line-break/> <text:s text:c="15"/>},<text:line-break/> <text:s text:c="15"/>{<text:line-break/> <text:s text:c="19"/>"optionId": "331",<text:line-break/> <text:s text:c="19"/>"optionText": "be...would have"<text:line-break/> <text:s text:c="15"/>}<text:line-break/> <text:s text:c="11"/>]<text:line-break/> <text:s text:c="7"/>},<text:line-break/> <text:s text:c="7"/>{<text:line-break/> <text:s text:c="11"/>"questionId": "93",<text:line-break/> <text:s text:c="11"/>"questionText": "8. John said, \"I'm not feeling well.\"",<text:line-break/> <text:s text:c="11"/>"stdMarkedOption": null,<text:line-break/> <text:s text:c="11"/>"options": [<text:line-break/> <text:s text:c="15"/>{<text:line-break/> <text:s text:c="19"/>"optionId": "332",<text:line-break/> <text:s text:c="19"/>"optionText": "He said he wasn't feeling well."<text:line-break/> <text:s text:c="15"/>},<text:line-break/> <text:s text:c="15"/>{<text:line-break/> <text:s text:c="19"/>"optionId": "333",<text:line-break/> <text:s text:c="19"/>"optionText": "He said he hadn't felt well."<text:line-break/> <text:s text:c="15"/>},<text:line-break/> <text:s text:c="15"/>{<text:line-break/> <text:s text:c="19"/>"optionId": "334",<text:line-break/> <text:s text:c="19"/>"optionText": "He asked him not to feel well."<text:line-break/> <text:s text:c="15"/>},<text:line-break/> <text:s text:c="15"/>{<text:line-break/><text:soft-page-break/> <text:s text:c="19"/>"optionId": "335",<text:line-break/> <text:s text:c="19"/>"optionText": "He asked me to feel well."<text:line-break/> <text:s text:c="15"/>}<text:line-break/> <text:s text:c="11"/>]<text:line-break/> <text:s text:c="7"/>},<text:line-break/> <text:s text:c="7"/>{<text:line-break/> <text:s text:c="11"/>"questionId": "94",<text:line-break/> <text:s text:c="11"/>"questionText": "9. I didn't like broccoli when I was a kid.",<text:line-break/> <text:s text:c="11"/>"stdMarkedOption": null,<text:line-break/> <text:s text:c="11"/>"options": [<text:line-break/> <text:s text:c="15"/>{<text:line-break/> <text:s text:c="19"/>"optionId": "336",<text:line-break/> <text:s text:c="19"/>"optionText": "So did I."<text:line-break/> <text:s text:c="15"/>},<text:line-break/> <text:s text:c="15"/>{<text:line-break/> <text:s text:c="19"/>"optionId": "337",<text:line-break/> <text:s text:c="19"/>"optionText": "Neither didn't I."<text:line-break/> <text:s text:c="15"/>},<text:line-break/> <text:s text:c="15"/>{<text:line-break/> <text:s text:c="19"/>"optionId": "338",<text:line-break/> <text:s text:c="19"/>"optionText": "Neither did I."<text:line-break/> <text:s text:c="15"/>},<text:line-break/> <text:s text:c="15"/>{<text:line-break/> <text:s text:c="19"/>"optionId": "339",<text:line-break/> <text:s text:c="19"/>"optionText": "I didn't."<text:line-break/> <text:s text:c="15"/>}<text:line-break/> <text:s text:c="11"/>]<text:line-break/> <text:s text:c="7"/>},<text:line-break/> <text:s text:c="7"/>{<text:line-break/> <text:s text:c="11"/>"questionId": "95",<text:line-break/> <text:s text:c="11"/>"questionText": "10. Which plural is wrong?",<text:line-break/> <text:s text:c="11"/>"stdMarkedOption": null,<text:line-break/> <text:s text:c="11"/>"options": [<text:line-break/> <text:s text:c="15"/>{<text:line-break/> <text:s text:c="19"/>"optionId": "340",<text:line-break/> <text:s text:c="19"/>"optionText": "flys"<text:line-break/> <text:s text:c="15"/>},<text:line-break/> <text:s text:c="15"/>{<text:line-break/> <text:s text:c="19"/>"optionId": "341",<text:line-break/> <text:s text:c="19"/>"optionText": "feet"<text:line-break/> <text:s text:c="15"/>},<text:line-break/> <text:s text:c="15"/>{<text:line-break/> <text:s text:c="19"/>"optionId": "342",<text:line-break/> <text:s text:c="19"/>"optionText": "shelves"<text:line-break/> <text:s text:c="15"/>},<text:line-break/> <text:s text:c="15"/>{<text:line-break/><text:soft-page-break/> <text:s text:c="19"/>"optionId": "343",<text:line-break/> <text:s text:c="19"/>"optionText": "mice"<text:line-break/> <text:s text:c="15"/>}<text:line-break/> <text:s text:c="11"/>]<text:line-break/> <text:s text:c="7"/>},<text:line-break/> <text:s text:c="7"/>{<text:line-break/> <text:s text:c="11"/>"questionId": "96",<text:line-break/> <text:s text:c="11"/>"questionText": "11. She always goes shopping ___________ Mondays.",<text:line-break/> <text:s text:c="11"/>"stdMarkedOption": null,<text:line-break/> <text:s text:c="11"/>"options": [<text:line-break/> <text:s text:c="15"/>{<text:line-break/> <text:s text:c="19"/>"optionId": "344",<text:line-break/> <text:s text:c="19"/>"optionText": "at"<text:line-break/> <text:s text:c="15"/>},<text:line-break/> <text:s text:c="15"/>{<text:line-break/> <text:s text:c="19"/>"optionId": "345",<text:line-break/> <text:s text:c="19"/>"optionText": "in"<text:line-break/> <text:s text:c="15"/>},<text:line-break/> <text:s text:c="15"/>{<text:line-break/> <text:s text:c="19"/>"optionId": "346",<text:line-break/> <text:s text:c="19"/>"optionText": "to"<text:line-break/> <text:s text:c="15"/>},<text:line-break/> <text:s text:c="15"/>{<text:line-break/> <text:s text:c="19"/>"optionId": "347",<text:line-break/> <text:s text:c="19"/>"optionText": "on"<text:line-break/> <text:s text:c="15"/>}<text:line-break/> <text:s text:c="11"/>]<text:line-break/> <text:s text:c="7"/>},<text:line-break/> <text:s text:c="7"/>{<text:line-break/> <text:s text:c="11"/>"questionId": "97",<text:line-break/> <text:s text:c="11"/>"questionText": "12. Which of these is the same as 'well-known'?",<text:line-break/> <text:s text:c="11"/>"stdMarkedOption": null,<text:line-break/> <text:s text:c="11"/>"options": [<text:line-break/> <text:s text:c="15"/>{<text:line-break/> <text:s text:c="19"/>"optionId": "348",<text:line-break/> <text:s text:c="19"/>"optionText": "expensive"<text:line-break/> <text:s text:c="15"/>},<text:line-break/> <text:s text:c="15"/>{<text:line-break/> <text:s text:c="19"/>"optionId": "349",<text:line-break/> <text:s text:c="19"/>"optionText": "excellent"<text:line-break/> <text:s text:c="15"/>},<text:line-break/> <text:s text:c="15"/>{<text:line-break/> <text:s text:c="19"/>"optionId": "350",<text:line-break/> <text:s text:c="19"/>"optionText": "famous"<text:line-break/> <text:s text:c="15"/>},<text:line-break/> <text:s text:c="15"/>{<text:line-break/><text:soft-page-break/> <text:s text:c="19"/>"optionId": "351",<text:line-break/> <text:s text:c="19"/>"optionText": "fashionable"<text:line-break/> <text:s text:c="15"/>}<text:line-break/> <text:s text:c="11"/>]<text:line-break/> <text:s text:c="7"/>},<text:line-break/> <text:s text:c="7"/>{<text:line-break/> <text:s text:c="11"/>"questionId": "98",<text:line-break/> <text:s text:c="11"/>"questionText": "13. The film was ____________________ and we left before the end.",<text:line-break/> <text:s text:c="11"/>"stdMarkedOption": null,<text:line-break/> <text:s text:c="11"/>"options": [<text:line-break/> <text:s text:c="15"/>{<text:line-break/> <text:s text:c="19"/>"optionId": "352",<text:line-break/> <text:s text:c="19"/>"optionText": "boring"<text:line-break/> <text:s text:c="15"/>},<text:line-break/> <text:s text:c="15"/>{<text:line-break/> <text:s text:c="19"/>"optionId": "353",<text:line-break/> <text:s text:c="19"/>"optionText": "bored"<text:line-break/> <text:s text:c="15"/>},<text:line-break/> <text:s text:c="15"/>{<text:line-break/> <text:s text:c="19"/>"optionId": "354",<text:line-break/> <text:s text:c="19"/>"optionText": "bore"<text:line-break/> <text:s text:c="15"/>},<text:line-break/> <text:s text:c="15"/>{<text:line-break/> <text:s text:c="19"/>"optionId": "355",<text:line-break/> <text:s text:c="19"/>"optionText": "borred"<text:line-break/> <text:s text:c="15"/>}<text:line-break/> <text:s text:c="11"/>]<text:line-break/> <text:s text:c="7"/>},<text:line-break/> <text:s text:c="7"/>{<text:line-break/> <text:s text:c="11"/>"questionId": "99",<text:line-break/> <text:s text:c="11"/>"questionText": "14. How much are _______________ shoes?",<text:line-break/> <text:s text:c="11"/>"stdMarkedOption": null,<text:line-break/> <text:s text:c="11"/>"options": [<text:line-break/> <text:s text:c="15"/>{<text:line-break/> <text:s text:c="19"/>"optionId": "356",<text:line-break/> <text:s text:c="19"/>"optionText": "this"<text:line-break/> <text:s text:c="15"/>},<text:line-break/> <text:s text:c="15"/>{<text:line-break/> <text:s text:c="6"/></text:p>
      <text:p text:style-name="P1"><text:s text:c="13"/>"optionId": "357",<text:line-break/> <text:s text:c="19"/>"optionText": "that"<text:line-break/> <text:s text:c="15"/>},<text:line-break/> <text:s text:c="15"/>{<text:line-break/> <text:s text:c="19"/>"optionId": "358",<text:line-break/> <text:s text:c="19"/>"optionText": "these"<text:line-break/> <text:s text:c="15"/>},<text:line-break/><text:soft-page-break/> <text:s text:c="15"/>{<text:line-break/> <text:s text:c="19"/>"optionId": "359",<text:line-break/> <text:s text:c="19"/>"optionText": "they"<text:line-break/> <text:s text:c="15"/>}<text:line-break/> <text:s text:c="11"/>]<text:line-break/> <text:s text:c="7"/>},<text:line-break/> <text:s text:c="7"/>{<text:line-break/> <text:s text:c="11"/>"questionId": "100",<text:line-break/> <text:s text:c="11"/>"questionText": "15. The ___________________ of the pool is 3 meters.",<text:line-break/> <text:s text:c="11"/>"stdMarkedOption": null,<text:line-break/> <text:s text:c="11"/>"options": [<text:line-break/> <text:s text:c="15"/>{<text:line-break/> <text:s text:c="19"/>"optionId": "360",<text:line-break/> <text:s text:c="19"/>"optionText": "deep"<text:line-break/> <text:s text:c="15"/>},<text:line-break/> <text:s text:c="15"/>{<text:line-break/> <text:s text:c="19"/>"optionId": "361",<text:line-break/> <text:s text:c="19"/>"optionText": "depth"<text:line-break/> <text:s text:c="15"/>},<text:line-break/> <text:s text:c="15"/>{<text:line-break/> <text:s text:c="19"/>"optionId": "362",<text:line-break/> <text:s text:c="19"/>"optionText": "deepness"<text:line-break/> <text:s text:c="15"/>},<text:line-break/> <text:s text:c="15"/>{<text:line-break/> <text:s text:c="19"/>"optionId": "363",<text:line-break/> <text:s text:c="19"/>"optionText": "deeper"<text:line-break/> <text:s text:c="15"/>}<text:line-break/> <text:s text:c="11"/>]<text:line-break/> <text:s text:c="7"/>},<text:line-break/> <text:s text:c="7"/>{<text:line-break/> <text:s text:c="11"/>"questionId": "102",<text:line-break/> <text:s text:c="11"/>"questionText": "16. Ow! I've burnt ______________ on this hot pan!",<text:line-break/> <text:s text:c="11"/>"stdMarkedOption": null,<text:line-break/> <text:s text:c="11"/>"options": [<text:line-break/> <text:s text:c="15"/>{<text:line-break/> <text:s text:c="19"/>"optionId": "368",<text:line-break/> <text:s text:c="19"/>"optionText": "itself"<text:line-break/> <text:s text:c="15"/>},<text:line-break/> <text:s text:c="15"/>{<text:line-break/> <text:s text:c="19"/>"optionId": "369",<text:line-break/> <text:s text:c="19"/>"optionText": "yourself"<text:line-break/> <text:s text:c="15"/>},<text:line-break/> <text:s text:c="15"/>{<text:line-break/> <text:s text:c="19"/>"optionId": "370",<text:line-break/> <text:s text:c="19"/>"optionText": "myself"<text:line-break/> <text:s text:c="15"/>},<text:line-break/><text:soft-page-break/> <text:s text:c="15"/>{<text:line-break/> <text:s text:c="19"/>"optionId": "371",<text:line-break/> <text:s text:c="19"/>"optionText": "himself"<text:line-break/> <text:s text:c="15"/>}<text:line-break/> <text:s text:c="11"/>]<text:line-break/> <text:s text:c="7"/>},<text:line-break/> <text:s text:c="7"/>{<text:line-break/> <text:s text:c="11"/>"questionId": "103",<text:line-break/> <text:s text:c="11"/>"questionText": "17. My face showed my __________________ when I was told I had not won.",<text:line-break/> <text:s text:c="11"/>"stdMarkedOption": null,<text:line-break/> <text:s text:c="11"/>"options": [<text:line-break/> <text:s text:c="15"/>{<text:line-break/> <text:s text:c="19"/>"optionId": "372",<text:line-break/> <text:s text:c="19"/>"optionText": "disappointment"<text:line-break/> <text:s text:c="15"/>},<text:line-break/> <text:s text:c="15"/>{<text:line-break/> <text:s text:c="19"/>"optionId": "373",<text:line-break/> <text:s text:c="19"/>"optionText": "disappoint"<text:line-break/> <text:s text:c="15"/>},<text:line-break/> <text:s text:c="15"/>{<text:line-break/> <text:s text:c="19"/>"optionId": "374",<text:line-break/> <text:s text:c="19"/>"optionText": "disappointing"<text:line-break/> <text:s text:c="15"/>},<text:line-break/> <text:s text:c="15"/>{<text:line-break/> <text:s text:c="19"/>"optionId": "375",<text:line-break/> <text:s text:c="19"/>"optionText": "disappoints"<text:line-break/> <text:s text:c="15"/>}<text:line-break/> <text:s text:c="11"/>]<text:line-break/> <text:s text:c="7"/>},<text:line-break/> <text:s text:c="7"/>{<text:line-break/> <text:s text:c="11"/>"questionId": "104",<text:line-break/> <text:s text:c="11"/>"questionText": "18. I usually go to work _______________ train.",<text:line-break/> <text:s text:c="11"/>"stdMarkedOption": null,<text:line-break/> <text:s text:c="11"/>"options": [<text:line-break/> <text:s text:c="15"/>{<text:line-break/> <text:s text:c="19"/>"optionId": "376",<text:line-break/> <text:s text:c="19"/>"optionText": "on"<text:line-break/> <text:s text:c="15"/>},<text:line-break/> <text:s text:c="15"/>{<text:line-break/> <text:s text:c="19"/>"optionId": "377",<text:line-break/> <text:s text:c="19"/>"optionText": "by"<text:line-break/> <text:s text:c="15"/>},<text:line-break/> <text:s text:c="15"/>{<text:line-break/> <text:s text:c="19"/>"optionId": "378",<text:line-break/> <text:s text:c="19"/>"optionText": "with"<text:line-break/><text:soft-page-break/> <text:s text:c="15"/>},<text:line-break/> <text:s text:c="15"/>{<text:line-break/> <text:s text:c="19"/>"optionId": "379",<text:line-break/> <text:s text:c="19"/>"optionText": "in"<text:line-break/> <text:s text:c="15"/>}<text:line-break/> <text:s text:c="11"/>]<text:line-break/> <text:s text:c="7"/>},<text:line-break/> <text:s text:c="7"/>{<text:line-break/> <text:s text:c="11"/>"questionId": "105",<text:line-break/> <text:s text:c="11"/>"questionText": "19. ____________ you have a good time at the party? &lt;br /&gt;&lt;span style='margin-left:20px'&gt;Yes, it was fun.&lt;/span&gt;",<text:line-break/> <text:s text:c="11"/>"stdMarkedOption": null,<text:line-break/> <text:s text:c="11"/>"options": [<text:line-break/> <text:s text:c="15"/>{<text:line-break/> <text:s text:c="19"/>"optionId": "380",<text:line-break/> <text:s text:c="19"/>"optionText": "Did"<text:line-break/> <text:s text:c="15"/>},<text:line-break/> <text:s text:c="15"/>{<text:line-break/> <text:s text:c="19"/>"optionId": "381",<text:line-break/> <text:s text:c="19"/>"optionText": "Were"<text:line-break/> <text:s text:c="15"/>},<text:line-break/> <text:s text:c="15"/>{<text:line-break/> <text:s text:c="19"/>"optionId": "382",<text:line-break/> <text:s text:c="19"/>"optionText": "Had"<text:line-break/> <text:s text:c="15"/>},<text:line-break/> <text:s text:c="15"/>{<text:line-break/> <text:s text:c="19"/>"optionId": "383",<text:line-break/> <text:s text:c="19"/>"optionText": "Do"<text:line-break/> <text:s text:c="15"/>}<text:line-break/> <text:s text:c="11"/>]<text:line-break/> <text:s text:c="7"/>},<text:line-break/> <text:s text:c="7"/>{<text:line-break/> <text:s text:c="11"/>"questionId": "106",<text:line-break/> <text:s text:c="11"/>"questionText": "20. _______________ thirsty, Lucy decided to get a drink.",<text:line-break/> <text:s text:c="11"/>"stdMarkedOption": null,<text:line-break/> <text:s text:c="11"/>"options": [<text:line-break/> <text:s text:c="15"/>{<text:line-break/> <text:s text:c="19"/>"optionId": "384",<text:line-break/> <text:s text:c="19"/>"optionText": "Feel"<text:line-break/> <text:s text:c="15"/>},<text:line-break/> <text:s text:c="15"/>{<text:line-break/> <text:s text:c="19"/>"optionId": "385",<text:line-break/> <text:s text:c="19"/>"optionText": "Felt"<text:line-break/> <text:s text:c="15"/>},<text:line-break/> <text:s text:c="15"/>{<text:line-break/> <text:s text:c="19"/>"optionId": "386",<text:line-break/><text:soft-page-break/> <text:s text:c="19"/>"optionText": "To feel"<text:line-break/> <text:s text:c="15"/>},<text:line-break/> <text:s text:c="15"/>{<text:line-break/> <text:s text:c="19"/>"optionId": "387",<text:line-break/> <text:s text:c="19"/>"optionText": "Feeling"<text:line-break/> <text:s text:c="15"/>}<text:line-break/> <text:s text:c="11"/>]<text:line-break/> <text:s text:c="7"/>},<text:line-break/> <text:s text:c="7"/>{<text:line-break/> <text:s text:c="11"/>"questionId": "107",<text:line-break/> <text:s text:c="11"/>"questionText": "21. I wish I ______________ more money!",<text:line-break/> <text:s text:c="11"/>"stdMarkedOption": null,<text:line-break/> <text:s text:c="11"/>"options": [<text:line-break/> <text:s text:c="15"/>{<text:line-break/> <text:s text:c="19"/>"optionId": "388",<text:line-break/> <text:s text:c="19"/>"optionText": "have"<text:line-break/> <text:s text:c="15"/>},<text:line-break/> <text:s text:c="15"/>{<text:line-break/> <text:s text:c="19"/>"optionId": "389",<text:line-break/> <text:s text:c="19"/>"optionText": "had"<text:line-break/> <text:s text:c="15"/>},<text:line-break/> <text:s text:c="15"/>{<text:line-break/> <text:s text:c="19"/>"optionId": "390",<text:line-break/> <text:s text:c="19"/>"optionText": "would have"<text:line-break/> <text:s text:c="15"/>},<text:line-break/> <text:s text:c="15"/>{<text:line-break/> <text:s text:c="19"/>"optionId": "391",<text:line-break/> <text:s text:c="19"/>"optionText": "was having"<text:line-break/> <text:s text:c="15"/>}<text:line-break/> <text:s text:c="11"/>]<text:line-break/> <text:s text:c="7"/>},<text:line-break/> <text:s text:c="7"/>{<text:line-break/> <text:s text:c="11"/>"questionId": "108",<text:line-break/> <text:s text:c="11"/>"questionText": "22. The meal was very expensive. Look at the __________!",<text:line-break/> <text:s text:c="11"/>"stdMarkedOption": null,<text:line-break/> <text:s text:c="11"/>"options": [<text:line-break/> <text:s text:c="15"/>{<text:line-break/> <text:s text:c="19"/>"optionId": "392",<text:line-break/> <text:s text:c="19"/>"optionText": "ticket"<text:line-break/> <text:s text:c="15"/>},<text:line-break/> <text:s text:c="15"/>{<text:line-break/> <text:s text:c="19"/>"optionId": "393",<text:line-break/> <text:s text:c="19"/>"optionText": "receipt"<text:line-break/> <text:s text:c="15"/>},<text:line-break/> <text:s text:c="15"/>{<text:line-break/> <text:s text:c="19"/>"optionId": "394",<text:line-break/><text:soft-page-break/> <text:s text:c="19"/>"optionText": "invoice"<text:line-break/> <text:s text:c="15"/>},<text:line-break/> <text:s text:c="15"/>{<text:line-break/> <text:s text:c="19"/>"optionId": "395",<text:line-break/> <text:s text:c="19"/>"optionText": "bill"<text:line-break/> <text:s text:c="15"/>}<text:line-break/> <text:s text:c="11"/>]<text:line-break/> <text:s text:c="7"/>},<text:line-break/> <text:s text:c="7"/>{<text:line-break/> <text:s text:c="11"/>"questionId": "109",<text:line-break/> <text:s text:c="11"/>"questionText": "23. I'm not interested _________________ sports.",<text:line-break/> <text:s text:c="11"/>"stdMarkedOption": null,<text:line-break/> <text:s text:c="11"/>"options": [<text:line-break/> <text:s text:c="15"/>{<text:line-break/> <text:s text:c="19"/>"optionId": "396",<text:line-break/> <text:s text:c="19"/>"optionText": "for"<text:line-break/> <text:s text:c="15"/>},<text:line-break/> <text:s text:c="15"/>{<text:line-break/> <text:s text:c="19"/>"optionId": "397",<text:line-break/> <text:s text:c="19"/>"optionText": "about"<text:line-break/> <text:s text:c="15"/>},<text:line-break/> <text:s text:c="15"/>{<text:line-break/> <text:s text:c="19"/>"optionId": "398",<text:line-break/> <text:s text:c="19"/>"optionText": "in"<text:line-break/> <text:s text:c="15"/>},<text:line-break/> <text:s text:c="15"/>{<text:line-break/> <text:s text:c="19"/>"optionId": "399",<text:line-break/> <text:s text:c="19"/>"optionText": "to"<text:line-break/> <text:s text:c="15"/>}<text:line-break/> <text:s text:c="11"/>]<text:line-break/> <text:s text:c="7"/>},<text:line-break/> <text:s text:c="7"/>{<text:line-break/> <text:s text:c="11"/>"questionId": "110",<text:line-break/> <text:s text:c="11"/>"questionText": "24. Never <text:s/>______________ I felt so tired as that day.",<text:line-break/> <text:s text:c="11"/>"stdMarkedOption": null,<text:line-break/> <text:s text:c="11"/>"options": [<text:line-break/> <text:s text:c="15"/>{<text:line-break/> <text:s text:c="19"/>"optionId": "400",<text:line-break/> <text:s text:c="19"/>"optionText": "had"<text:line-break/> <text:s text:c="15"/>},<text:line-break/> <text:s text:c="15"/>{<text:line-break/> <text:s text:c="19"/>"optionId": "401",<text:line-break/> <text:s text:c="19"/>"optionText": "will"<text:line-break/> <text:s text:c="15"/>},<text:line-break/> <text:s text:c="15"/>{<text:line-break/> <text:s text:c="19"/>"optionId": "402",<text:line-break/><text:soft-page-break/> <text:s text:c="19"/>"optionText": "was"<text:line-break/> <text:s text:c="15"/>},<text:line-break/> <text:s text:c="15"/>{<text:line-break/> <text:s text:c="19"/>"optionId": "403",<text:line-break/> <text:s text:c="19"/>"optionText": "would"<text:line-break/> <text:s text:c="15"/>}<text:line-break/> <text:s text:c="11"/>]<text:line-break/> <text:s text:c="7"/>},<text:line-break/> <text:s text:c="7"/>{<text:line-break/> <text:s text:c="11"/>"questionId": "111",<text:line-break/> <text:s text:c="11"/>"questionText": "25. He hasn't ____________________ coffee for two years now.",<text:line-break/> <text:s text:c="11"/>"stdMarkedOption": null,<text:line-break/> <text:s text:c="11"/>"options": [<text:line-break/> <text:s text:c="15"/>{<text:line-break/> <text:s text:c="19"/>"optionId": "404",<text:line-break/> <text:s text:c="19"/>"optionText": "drink"<text:line-break/> <text:s text:c="15"/>},<text:line-break/> <text:s text:c="15"/>{<text:line-break/> <text:s text:c="19"/>"optionId": "405",<text:line-break/> <text:s text:c="19"/>"optionText": "drinked"<text:line-break/> <text:s text:c="15"/>},<text:line-break/> <text:s text:c="15"/>{<text:line-break/> <text:s text:c="19"/>"optionId": "406",<text:line-break/> <text:s text:c="19"/>"optionText": "drank"<text:line-break/> <text:s text:c="15"/>},<text:line-break/> <text:s text:c="15"/>{<text:line-break/> <text:s text:c="19"/>"optionId": "407",<text:line-break/> <text:s text:c="19"/>"optionText": "drunk"<text:line-break/> <text:s text:c="15"/>}<text:line-break/> <text:s text:c="11"/>]<text:line-break/> <text:s text:c="7"/>},<text:line-break/> <text:s text:c="7"/>{<text:line-break/> <text:s text:c="11"/>"questionId": "112",<text:line-break/> <text:s text:c="11"/>"questionText": "26. ________________ you give it back, you can borrow my umbrella.",<text:line-break/> <text:s text:c="11"/>"stdMarkedOption": null,<text:line-break/> <text:s text:c="11"/>"options": [<text:line-break/> <text:s text:c="15"/>{<text:line-break/> <text:s text:c="19"/>"optionId": "408",<text:line-break/> <text:s text:c="19"/>"optionText": "When"<text:line-break/> <text:s text:c="15"/>},<text:line-break/> <text:s text:c="15"/>{<text:line-break/> <text:s text:c="19"/>"optionId": "409",<text:line-break/> <text:s text:c="19"/>"optionText": "Should"<text:line-break/> <text:s text:c="15"/>},<text:line-break/> <text:s text:c="15"/>{<text:line-break/> <text:s text:c="19"/>"optionId": "410",<text:line-break/><text:soft-page-break/> <text:s text:c="19"/>"optionText": "Provided"<text:line-break/> <text:s text:c="15"/>},<text:line-break/> <text:s text:c="15"/>{<text:line-break/> <text:s text:c="19"/>"optionId": "411",<text:line-break/> <text:s text:c="19"/>"optionText": "Can"<text:line-break/> <text:s text:c="15"/>}<text:line-break/> <text:s text:c="11"/>]<text:line-break/> <text:s text:c="7"/>},<text:line-break/> <text:s text:c="7"/>{<text:line-break/> <text:s text:c="11"/>"questionId": "113",<text:line-break/> <text:s text:c="11"/>"questionText": "27. _________ I known you were ill, I wouldn't have woken you up.",<text:line-break/> <text:s text:c="11"/>"stdMarkedOption": null,<text:line-break/> <text:s text:c="11"/>"options": [<text:line-break/> <text:s text:c="15"/>{<text:line-break/> <text:s text:c="19"/>"optionId": "412",<text:line-break/> <text:s text:c="19"/>"optionText": "If"<text:line-break/> <text:s text:c="15"/>},<text:line-break/> <text:s text:c="15"/>{<text:line-break/> <text:s text:c="19"/>"optionId": "413",<text:line-break/> <text:s text:c="19"/>"optionText": "Had"<text:line-break/> <text:s text:c="15"/>},<text:line-break/> <text:s text:c="15"/>{<text:line-break/> <text:s text:c="19"/>"optionId": "414",<text:line-break/> <text:s text:c="19"/>"optionText": "Were"<text:line-break/> <text:s text:c="15"/>},<text:line-break/> <text:s text:c="15"/>{<text:line-break/> <text:s text:c="19"/>"optionId": "415",<text:line-break/> <text:s text:c="19"/>"optionText": "Would"<text:line-break/> <text:s text:c="15"/>}<text:line-break/> <text:s text:c="11"/>]<text:line-break/> <text:s text:c="7"/>}<text:line-break/> <text:s text:c="3"/>],<text:line-break/> <text:s text:c="3"/>"testInstruction": {<text:line-break/> <text:s text:c="7"/>"instructionTitle": "Hi PLUS student!",<text:line-break/> <text:s text:c="7"/>"instructionMessage": "Thank you for taking the PLUS placement test. This will help PLUS find the best class for you.",<text:line-break/> <text:s text:c="7"/>"instructionWarning": "Do not close full screen mode or use other windows during the test. This can cause the test to submit automatically.",<text:line-break/> <text:s text:c="7"/>"instructionNotes": [<text:line-break/> <text:s text:c="11"/>"The test will be 30 minutes. After 30 minutes, the test will close.",<text:line-break/> <text:s text:c="11"/>"There are 50 questions. ",<text:line-break/> <text:s text:c="11"/>"You</text:p>
      <text:p text:style-name="P1"><text:s/>must select ONE answer for each question. When you have finished the question, press ‘Next Question’",<text:line-break/> <text:s text:c="11"/>"You can only do the test once. ",<text:line-break/> <text:s text:c="11"/>"Do not exit the test before completing all questions."<text:line-break/><text:soft-page-break/> <text:s text:c="7"/>]<text:line-break/> <text:s text:c="3"/>}<text:line-break/>}</text:p>
      <text:p text:style-name="P1"><text:span text:style-name="Index_20_Link"><text:span text:style-name="T2"/></text:span></text:p>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line-break/> <text:s text:c="3"/>"status": "Fail",<text:line-break/> <text:s text:c="3"/>"message": "You have exceeded the number of possible tests. Please contact your agent."<text:line-break/>};</text:span></text:p>
      <text:p text:style-name="P1"><text:span text:style-name="Index_20_Link"><text:span text:style-name="T2"/></text:span></text:p>
      <text:p text:style-name="P1"><text:span text:style-name="Index_20_Link"><text:span text:style-name="T5">{<text:line-break/> <text:s text:c="3"/>"status": "Fail",<text:line-break/> <text:s text:c="3"/>"message": "Invalid student login!"<text:line-break/>};</text:span></text:span></text:p>
      <text:p text:style-name="P1"><text:span text:style-name="Index_20_Link"><text:span text:style-name="T5"/></text:span></text:p>
      <text:p text:style-name="P1"><text:span text:style-name="Index_20_Link"><text:span text:style-name="T5"/></text:span></text:p>
      <text:p text:style-name="P1"><text:span text:style-name="Index_20_Link"><text:span text:style-name="T5"/></text:span></text:p>
      <text:h text:style-name="P13" text:outline-level="1">Update test attempt after start a new test</text:h>
      <text:p text:style-name="P1"><text:bookmark-start text:name="__RefHeading___Toc48288939411122"/><text:bookmark-start text:name="__RefHeading__713_146425747211122"/><text:bookmark-start text:name="__RefHeading__1223_173266041911122"/><text:bookmark-start text:name="__RefHeading__2333_7711088911122"/><text:bookmark-start text:name="__RefHeading__353_171553833611122"/><text:bookmark-start text:name="__RefHeading__205_93046584511122"/><text:bookmark-start text:name="__RefHeading__67_206299601511122"/><text:bookmark-start text:name="__RefHeading__1_126967807211122"/><text:bookmark-start text:name="__RefHeading__135_59257519511122"/><text:bookmark-start text:name="__RefHeading__284_5545396411122"/><text:bookmark-start text:name="__RefHeading__430_111160200311122"/><text:bookmark-start text:name="__RefHeading__3854_182434486511122"/>1) Update test attempt after start a new test (http://192.168.43.97/plus_educational_development/webservices/student_test/test_started)<text:bookmark-end text:name="__RefHeading___Toc48288939411122"/><text:bookmark-end text:name="__RefHeading__713_146425747211122"/><text:bookmark-end text:name="__RefHeading__1223_173266041911122"/><text:bookmark-end text:name="__RefHeading__2333_7711088911122"/><text:bookmark-end text:name="__RefHeading__353_171553833611122"/><text:bookmark-end text:name="__RefHeading__205_93046584511122"/><text:bookmark-end text:name="__RefHeading__67_206299601511122"/><text:bookmark-end text:name="__RefHeading__1_126967807211122"/><text:bookmark-end text:name="__RefHeading__135_59257519511122"/><text:bookmark-end text:name="__RefHeading__284_5545396411122"/><text:bookmark-end text:name="__RefHeading__430_111160200311122"/><text:bookmark-end text:name="__RefHeading__3854_182434486511122"/></text:p>
      <text:p text:style-name="P1">-------------------------------------------------------------------</text:p>
      <text:p text:style-name="P1">WS : http://192.168.43.97/plus_educational_development/webservices/student_test/test_started</text:p>
      <text:p text:style-name="P1">Method : POST</text:p>
      <text:p text:style-name="P1"><text:span text:style-name="T4">Request</text:span> : </text:p>
      <text:p text:style-name="P1">api_key:187c5425e9a98318d05a3288c6f0183d</text:p>
      <text:p text:style-name="P1">uuid:n1dLNc5ZmU37</text:p>
      <text:p text:style-name="P1">testId:3</text:p>
      <text:p text:style-name="P1">remainingTime:28:00</text:p>
      <text:p text:style-name="P1"/>
      <text:p text:style-name="P6"><text:span text:style-name="Index_20_Link"><text:span text:style-name="T2">success</text:span></text:span></text:p>
      <text:p text:style-name="P1"><text:soft-page-break/>{<text:line-break/> <text:s text:c="3"/>"status": "Success",<text:line-break/> <text:s text:c="3"/>"message": "API Token validated.",<text:line-break/> <text:s text:c="3"/>"testSubmitId": "3823"<text:line-break/>}</text:p>
      <text:p text:style-name="P1"><text:span text:style-name="Index_20_Link"><text:tab/></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line-break/> <text:s text:c="3"/>"status": "Fail",<text:line-break/> <text:s text:c="3"/>"message": "Test id missing"<text:line-break/>};</text:span></text:p>
      <text:p text:style-name="P1"><text:span text:style-name="Index_20_Link"><text:span text:style-name="T3"/></text:span></text:p>
      <text:p text:style-name="P1"><text:span text:style-name="Index_20_Link"><text:span text:style-name="T5">{<text:line-break/> <text:s text:c="3"/>"status": "Fail",<text:line-break/> <text:s text:c="3"/>"message": "Invalid student login!"<text:line-break/>};</text:span></text:span></text:p>
      <text:p text:style-name="P1"><text:span text:style-name="Index_20_Link"><text:span text:style-name="T5"/></text:span></text:p>
      <text:p text:style-name="P1"><text:span text:style-name="Index_20_Link"><text:span text:style-name="T5"/></text:span></text:p>
      <text:h text:style-name="P13" text:outline-level="1">submit question and answer</text:h>
      <text:p text:style-name="P1"><text:bookmark-start text:name="__RefHeading___Toc482889394111221"/><text:bookmark-start text:name="__RefHeading__713_1464257472111221"/><text:bookmark-start text:name="__RefHeading__1223_1732660419111221"/><text:bookmark-start text:name="__RefHeading__2333_77110889111221"/><text:bookmark-start text:name="__RefHeading__353_1715538336111221"/><text:bookmark-start text:name="__RefHeading__205_930465845111221"/><text:bookmark-start text:name="__RefHeading__67_2062996015111221"/><text:bookmark-start text:name="__RefHeading__1_1269678072111221"/><text:bookmark-start text:name="__RefHeading__135_592575195111221"/><text:bookmark-start text:name="__RefHeading__284_55453964111221"/><text:bookmark-start text:name="__RefHeading__430_1111602003111221"/><text:bookmark-start text:name="__RefHeading__3854_1824344865111221"/>1) Submit question and answer (http://192.168.43.97/plus_educational_development/webservices/student_test/logquesanswer)<text:bookmark-end text:name="__RefHeading___Toc482889394111221"/><text:bookmark-end text:name="__RefHeading__713_1464257472111221"/><text:bookmark-end text:name="__RefHeading__1223_1732660419111221"/><text:bookmark-end text:name="__RefHeading__2333_77110889111221"/><text:bookmark-end text:name="__RefHeading__353_1715538336111221"/><text:bookmark-end text:name="__RefHeading__205_930465845111221"/><text:bookmark-end text:name="__RefHeading__67_2062996015111221"/><text:bookmark-end text:name="__RefHeading__1_1269678072111221"/><text:bookmark-end text:name="__RefHeading__135_592575195111221"/><text:bookmark-end text:name="__RefHeading__284_55453964111221"/><text:bookmark-end text:name="__RefHeading__430_1111602003111221"/><text:bookmark-end text:name="__RefHeading__3854_1824344865111221"/></text:p>
      <text:p text:style-name="P1">-------------------------------------------------------------------</text:p>
      <text:p text:style-name="P1">WS : http://192.168.43.97/plus_educational_development/webservices/student_test/logquesanswer</text:p>
      <text:p text:style-name="P1">Method : POST</text:p>
      <text:p text:style-name="P1"><text:span text:style-name="T4">Request</text:span> : </text:p>
      <text:p text:style-name="P1">api_key:187c5425e9a98318d05a3288c6f0183d</text:p>
      <text:p text:style-name="P1">uuid:n1dLNc5ZmU37</text:p>
      <text:p text:style-name="P1">questionId:101</text:p>
      <text:p text:style-name="P1">optionId:365</text:p>
      <text:p text:style-name="P1"><text:soft-page-break/></text:p>
      <text:p text:style-name="P6"><text:span text:style-name="Index_20_Link"><text:span text:style-name="T2">success</text:span></text:span></text:p>
      <text:p text:style-name="P1">{<text:line-break/> <text:s text:c="3"/>"status": "Success",<text:line-break/> <text:s text:c="3"/>"message": "API Token validated."<text:line-break/>}</text:p>
      <text:p text:style-name="P1"><text:span text:style-name="Index_20_Link"><text:tab/></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line-break/> <text:s text:c="3"/>"status": "Fail",<text:line-break/> <text:s text:c="3"/>"message": "Question and option is missing"<text:line-break/>};</text:span></text:p>
      <text:p text:style-name="P1"><text:span text:style-name="Index_20_Link"><text:span text:style-name="T3"/></text:span></text:p>
      <text:p text:style-name="P1"><text:span text:style-name="Index_20_Link"><text:span text:style-name="T5">{<text:line-break/> <text:s text:c="3"/>"status": "Fail",<text:line-break/> <text:s text:c="3"/>"message": "Unable to save answer."<text:line-break/></text:span></text:span><text:span text:style-name="Index_20_Link"><text:span text:style-name="T5">};</text:span></text:span></text:p>
      <text:p text:style-name="P1"><text:span text:style-name="Index_20_Link"><text:span text:style-name="T5"/></text:span></text:p>
      <text:h text:style-name="P13" text:outline-level="1">Update timer</text:h>
      <text:p text:style-name="P1"><text:bookmark-start text:name="__RefHeading___Toc4828893941112211"/><text:bookmark-start text:name="__RefHeading__713_14642574721112211"/><text:bookmark-start text:name="__RefHeading__1223_17326604191112211"/><text:bookmark-start text:name="__RefHeading__2333_771108891112211"/><text:bookmark-start text:name="__RefHeading__353_17155383361112211"/><text:bookmark-start text:name="__RefHeading__205_9304658451112211"/><text:bookmark-start text:name="__RefHeading__67_20629960151112211"/><text:bookmark-start text:name="__RefHeading__1_12696780721112211"/><text:bookmark-start text:name="__RefHeading__135_5925751951112211"/><text:bookmark-start text:name="__RefHeading__284_554539641112211"/><text:bookmark-start text:name="__RefHeading__430_11116020031112211"/><text:bookmark-start text:name="__RefHeading__3854_18243448651112211"/>1) Update Timer (http://192.168.43.97/plus_educational_development/webservices/student_test/upatetimer)<text:bookmark-end text:name="__RefHeading___Toc4828893941112211"/><text:bookmark-end text:name="__RefHeading__713_14642574721112211"/><text:bookmark-end text:name="__RefHeading__1223_17326604191112211"/><text:bookmark-end text:name="__RefHeading__2333_771108891112211"/><text:bookmark-end text:name="__RefHeading__353_17155383361112211"/><text:bookmark-end text:name="__RefHeading__205_9304658451112211"/><text:bookmark-end text:name="__RefHeading__67_20629960151112211"/><text:bookmark-end text:name="__RefHeading__1_12696780721112211"/><text:bookmark-end text:name="__RefHeading__135_5925751951112211"/><text:bookmark-end text:name="__RefHeading__284_554539641112211"/><text:bookmark-end text:name="__RefHeading__430_11116020031112211"/><text:bookmark-end text:name="__RefHeading__3854_18243448651112211"/></text:p>
      <text:p text:style-name="P1">-------------------------------------------------------------------</text:p>
      <text:p text:style-name="P1">WS : http://192.168.43.97/plus_educational_development/webservices/student_test/upatetimer</text:p>
      <text:p text:style-name="P1">Method : POST</text:p>
      <text:p text:style-name="P1"><text:span text:style-name="T4">Request</text:span> : </text:p>
      <text:p text:style-name="P1">api_key:187c5425e9a98318d05a3288c6f0183d</text:p>
      <text:p text:style-name="P1">runningTestId:3823</text:p>
      <text:p text:style-name="P1">remainingTime:25:00</text:p>
      <text:p text:style-name="P1"/>
      <text:p text:style-name="P6"><text:soft-page-break/><text:span text:style-name="Index_20_Link"><text:span text:style-name="T2">success</text:span></text:span></text:p>
      <text:p text:style-name="P1">{<text:line-break/> <text:s text:c="3"/>"status": "Success",<text:line-break/> <text:s text:c="3"/>"message": "API Token validated."<text:line-break/>}</text:p>
      <text:p text:style-name="P1"><text:span text:style-name="Index_20_Link"><text:tab/></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line-break/> <text:s text:c="3"/>"status": "Fail",<text:line-break/> <text:s text:c="3"/>"message": "Running test id missing"<text:line-break/>};</text:span></text:p>
      <text:p text:style-name="P1"><text:span text:style-name="Index_20_Link"><text:span text:style-name="T5"/></text:span></text:p>
      <text:p text:style-name="P1"><text:span text:style-name="Index_20_Link"><text:span text:style-name="T5"/></text:span></text:p>
      <text:h text:style-name="P13" text:outline-level="1">submit test</text:h>
      <text:p text:style-name="P1"><text:bookmark-start text:name="__RefHeading___Toc48288939411122111"/><text:bookmark-start text:name="__RefHeading__713_146425747211122111"/><text:bookmark-start text:name="__RefHeading__1223_173266041911122111"/><text:bookmark-start text:name="__RefHeading__2333_7711088911122111"/><text:bookmark-start text:name="__RefHeading__353_171553833611122111"/><text:bookmark-start text:name="__RefHeading__205_93046584511122111"/><text:bookmark-start text:name="__RefHeading__67_206299601511122111"/><text:bookmark-start text:name="__RefHeading__1_126967807211122111"/><text:bookmark-start text:name="__RefHeading__135_59257519511122111"/><text:bookmark-start text:name="__RefHeading__284_5545396411122111"/><text:bookmark-start text:name="__RefHeading__430_111160200311122111"/><text:bookmark-start text:name="__RefHeading__3854_182434486511122111"/>1) Submit Test (http://192.168.43.97/plus_educational_development/webservices/student_test/submittest)<text:bookmark-end text:name="__RefHeading___Toc48288939411122111"/><text:bookmark-end text:name="__RefHeading__713_146425747211122111"/><text:bookmark-end text:name="__RefHeading__1223_173266041911122111"/><text:bookmark-end text:name="__RefHeading__2333_7711088911122111"/><text:bookmark-end text:name="__RefHeading__353_171553833611122111"/><text:bookmark-end text:name="__RefHeading__205_93046584511122111"/><text:bookmark-end text:name="__RefHeading__67_206299601511122111"/><text:bookmark-end text:name="__RefHeading__1_126967807211122111"/><text:bookmark-end text:name="__RefHeading__135_59257519511122111"/><text:bookmark-end text:name="__RefHeading__284_5545396411122111"/><text:bookmark-end text:name="__RefHeading__430_111160200311122111"/><text:bookmark-end text:name="__RefHeading__3854_182434486511122111"/></text:p>
      <text:p text:style-name="P1">-------------------------------------------------------------------</text:p>
      <text:p text:style-name="P1">WS :http://192.168.43.97/plus_educational_development/webservices/student_test/submittest</text:p>
      <text:p text:style-name="P1">Method : POST</text:p>
      <text:p text:style-name="P1"><text:span text:style-name="T4">Request</text:span> : </text:p>
      <text:p text:style-name="P1">api_key:187c5425e9a98318d05a3288c6f0183d</text:p>
      <text:p text:style-name="P1">testId:3</text:p>
      <text:p text:style-name="P1">uuid:n1dLNc5ZmU37</text:p>
      <text:p text:style-name="P1"/>
      <text:p text:style-name="P6"><text:span text:style-name="Index_20_Link"><text:span text:style-name="T2">success</text:span></text:span></text:p>
      <text:p text:style-name="P1">{<text:line-break/> <text:s text:c="3"/>"status": "Success",<text:line-break/> <text:s text:c="3"/>"message": "Test has been submitted successfully.",<text:line-break/> <text:s text:c="3"/>"imagePath": "http://192.168.43.97/stvision/vision/img/tuition/hp_summer.jpg",<text:line-break/> <text:s text:c="3"/>"titleText": "Congratulations, you have completed the test.",<text:line-break/><text:soft-page-break/> <text:s text:c="3"/>"descriptionText": "We cannot display your test score or level because you\r\n\t\t\t\t\t\t\t\t\t\t\thave only completed the first half of the test . On your\r\n\t\t\t\t\t\t\t\t\t\t\tarrival in the summer , we will test your speaking skills ,\r\n\t\t\t\t\t\t\t\t\t\t\tand then we will inform your English language level .\r\n\r\n\t\t\t\t\t\t\t\t\t\t\tWe look forward to seeing you at PLUS this Summer!"<text:line-break/>}</text:p>
      <text:p text:style-name="P1"><text:span text:style-name="Index_20_Link"><text:tab/></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span text:style-name="T5">{<text:line-break/> <text:s text:c="3"/>"status": "Fail",<text:line-break/> <text:s text:c="3"/>"message": "You have already submitted this test."<text:line-break/>};</text:span></text:span></text:p>
      <text:p text:style-name="P1"><text:span text:style-name="Index_20_Link"><text:span text:style-name="T5"/></text:span></text:p>
      <text:p text:style-name="P1"><text:span text:style-name="Index_20_Link"><text:span text:style-name="T5">{<text:line-break/> <text:s text:c="3"/>"status": "Fail",<text:line-break/> <text:s text:c="3"/>"message": "Unable to submit test."<text:line-break/>};</text:span></text:span></text:p>
      <text:p text:style-name="P1"><text:span text:style-name="Index_20_Link"><text:span text:style-name="T5"/></text:span></text:p>
      <text:p text:style-name="P1"><text:span text:style-name="Index_20_Link"><text:span text:style-name="T5">{<text:line-break/> <text:s text:c="3"/>"status": "Fail",<text:line-break/> <text:s text:c="3"/>"message": "Invalid student login!"<text:line-break/>};</text:span></text:span></text:p>
      <text:p text:style-name="P1"><text:span text:style-name="Index_20_Link"><text:span text:style-name="T5"/></text:span></text:p>
      <text:p text:style-name="P1"><text:span text:style-name="Index_20_Link"><text:span text:style-name="T5"/></text:span></text:p>
      <text:h text:style-name="P13" text:outline-level="1">student survey details</text:h>
      <text:p text:style-name="P1"><text:bookmark-start text:name="__RefHeading___Toc482889394111221111"/><text:bookmark-start text:name="__RefHeading__713_1464257472111221111"/><text:bookmark-start text:name="__RefHeading__1223_1732660419111221111"/><text:bookmark-start text:name="__RefHeading__2333_77110889111221111"/><text:bookmark-start text:name="__RefHeading__353_1715538336111221111"/><text:bookmark-start text:name="__RefHeading__205_930465845111221111"/><text:bookmark-start text:name="__RefHeading__67_2062996015111221111"/><text:bookmark-start text:name="__RefHeading__1_1269678072111221111"/><text:bookmark-start text:name="__RefHeading__135_592575195111221111"/><text:bookmark-start text:name="__RefHeading__284_55453964111221111"/><text:bookmark-start text:name="__RefHeading__430_1111602003111221111"/><text:bookmark-start text:name="__RefHeading__3854_1824344865111221111"/>1) Submit Test (http://192.168.43.97/plus_educational_development/webservices/student_survey/survey)<text:bookmark-end text:name="__RefHeading___Toc482889394111221111"/><text:bookmark-end text:name="__RefHeading__713_1464257472111221111"/><text:bookmark-end text:name="__RefHeading__1223_1732660419111221111"/><text:bookmark-end text:name="__RefHeading__2333_77110889111221111"/><text:bookmark-end text:name="__RefHeading__353_1715538336111221111"/><text:bookmark-end text:name="__RefHeading__205_930465845111221111"/><text:bookmark-end text:name="__RefHeading__67_2062996015111221111"/><text:bookmark-end text:name="__RefHeading__1_1269678072111221111"/><text:bookmark-end text:name="__RefHeading__135_592575195111221111"/><text:bookmark-end text:name="__RefHeading__284_55453964111221111"/><text:bookmark-end text:name="__RefHeading__430_1111602003111221111"/><text:bookmark-end text:name="__RefHeading__3854_1824344865111221111"/></text:p>
      <text:p text:style-name="P1">-------------------------------------------------------------------</text:p>
      <text:p text:style-name="P1">WS :http://192.168.43.97/plus_educational_development/webservices/student_survey/survey</text:p>
      <text:p text:style-name="P1">Method : POST</text:p>
      <text:p text:style-name="P1"><text:span text:style-name="T4">Request</text:span> : </text:p>
      <text:p text:style-name="P1"><text:soft-page-break/>api_key:187c5425e9a98318d05a3288c6f0183d</text:p>
      <text:p text:style-name="P1">userId:729224</text:p>
      <text:p text:style-name="P1"/>
      <text:p text:style-name="P6"><text:span text:style-name="Index_20_Link"><text:span text:style-name="T2">success</text:span></text:span></text:p>
      <text:p text:style-name="P1"><text:span text:style-name="Index_20_Link">{{<text:line-break/> <text:s text:c="3"/>"status": "Success",<text:line-break/> <text:s text:c="3"/>"message": "API Token validated.",<text:line-break/> <text:s text:c="3"/>"userInfo": {<text:line-break/> <text:s text:c="7"/>"campusName": "BRIGHTON",<text:line-break/> <text:s text:c="7"/>"studentName": "KEJIA REN",<text:line-break/> <text:s text:c="7"/>"groupLeader": "YANG SHENGRONG",<text:line-break/> <text:s text:c="7"/>"travellingWith": "Harling Gloabl Education&amp;Culture; Exchange Co.,Ltd"<text:line-break/> <text:s text:c="3"/>},<text:line-break/> <text:s text:c="3"/>"surveyInfo": {<text:line-break/> <text:s text:c="7"/>"surveyId": "1",<text:line-break/> <text:s text:c="7"/>"surveyTitle": "End of course student survey"<text:line-break/> <text:s text:c="3"/>},<text:line-break/> <text:s text:c="3"/>"pending": [<text:line-break/> <text:s text:c="7"/>{<text:line-break/> <text:s text:c="11"/>"frontTitle": "Week 2",<text:line-break/> <text:s text:c="11"/>"title": "End of course student survey (Week 2)",<text:line-break/> <text:s text:c="11"/>"weekSend": "2_2016-07-19",<text:line-break/> <text:s text:c="11"/>"fromDate": "2016-07-19",<text:line-break/> <text:s text:c="11"/>"toDate": "2016-07-25",<text:line-break/> <text:s text:c="11"/>"questions": [<text:line-break/> <text:s text:c="15"/>{<text:line-break/> <text:s text:c="19"/>"tque_section": "Tuition Programme",<text:line-break/> <text:s text:c="19"/>"tque_question": "Lessons",<text:line-break/> <text:s text:c="19"/>"opt_text": "4",<text:line-break/> <text:s text:c="19"/>"opt_id": "1",<text:line-break/> <text:s text:c="19"/>"trans_survey_value": null<text:line-break/> <text:s text:c="15"/>},<text:line-break/> <text:s text:c="15"/>{<text:line-break/> <text:s text:c="19"/>"tque_section": "Tuition Programme",<text:line-break/> <text:s text:c="19"/>"tque_question": "Teacher",<text:line-break/> <text:s text:c="19"/>"opt_text": "4",<text:line-break/> <text:s text:c="19"/>"opt_id": "2",<text:line-break/> <text:s text:c="19"/>"trans_survey_value": null<text:line-break/> <text:s text:c="15"/>},<text:line-break/> <text:s text:c="15"/>{<text:line-break/> <text:s text:c="19"/>"tque_section": "Entertainment",<text:line-break/> <text:s text:c="19"/>"tque_question": "Sports",<text:line-break/> <text:s text:c="19"/>"opt_text": "4",<text:line-break/> <text:s text:c="19"/>"opt_id": "3",<text:line-break/> <text:s text:c="19"/>"trans_survey_value": null<text:line-break/></text:span><text:soft-page-break/><text:span text:style-name="Index_20_Link"> <text:s text:c="15"/>},<text:line-break/> <text:s text:c="15"/>{<text:line-break/> <text:s text:c="19"/>"tque_section": "Entertainment",<text:line-break/> <text:s text:c="19"/>"tque_question": "Academy Programme",<text:line-break/> <text:s text:c="19"/>"opt_text": "4",<text:line-break/> <text:s text:c="19"/>"opt_id": "4",<text:line-break/> <text:s text:c="19"/>"trans_survey_value": null<text:line-break/> <text:s text:c="15"/>},<text:line-break/> <text:s text:c="15"/>{<text:line-break/> <text:s text:c="19"/>"tque_section": "Entertainment",<text:line-break/> <text:s text:c="19"/>"tque_question": "Evening Activities",<text:line-break/> <text:s text:c="19"/>"opt_text": "4",<text:line-break/> <text:s text:c="19"/>"opt_id": "5",<text:line-break/> <text:s text:c="19"/>"trans_survey_value": null<text:line-break/> <text:s text:c="15"/>},<text:line-break/> <text:s text:c="15"/>{<text:line-break/> <text:s text:c="19"/>"tque_section": "Entertainment",<text:line-break/> <text:s text:c="19"/>"tque_question": "Excursions",<text:line-break/> <text:s text:c="19"/>"opt_text": "4",<text:line-break/> <text:s text:c="19"/>"opt_id": "6",<text:line-break/> <text:s text:c="19"/>"trans_survey_value": null<text:line-break/> <text:s text:c="15"/>},<text:line-break/> <text:s text:c="15"/>{<text:line-break/> <text:s text:c="19"/>"tque_section": "Accommodation",<text:line-break/> <text:s text:c="19"/>"tque_question": "Bedroom",<text:line-break/> <text:s text:c="19"/>"opt_text": "4",<text:line-break/> <text:s text:c="19"/>"opt_id": "7",<text:line-break/> <text:s text:c="19"/>"trans_survey_value": null<text:line-break/> <text:s text:c="15"/>},<text:line-break/> <text:s text:c="15"/>{<text:line-break/> <text:s text:c="19"/>"tque_section": "Accommodation",<text:line-break/> <text:s text:c="19"/>"tque_question": "Bathroom",<text:line-break/> <text:s text:c="19"/>"opt_text": "4",<text:line-break/> <text:s text:c="19"/>"opt_id": "8",<text:line-break/> <text:s text:c="19"/>"trans_survey_value": null<text:line-break/> <text:s text:c="15"/>},<text:line-break/> <text:s text:c="15"/>{<text:line-break/> <text:s text:c="19"/>"tque_section": "Accommodation",<text:line-break/> <text:s text:c="19"/>"tque_question": "University",<text:line-break/> <text:s text:c="19"/>"opt_text": "4",<text:line-break/> <text:s text:c="19"/>"opt_id": "9",<text:line-break/> <text:s text:c="19"/>"trans_survey_value": null<text:line-break/> <text:s text:c="15"/>},<text:line-break/> <text:s text:c="15"/>{<text:line-break/> <text:s text:c="19"/>"tque_section": "PLUS Team",<text:line-break/> <text:s text:c="19"/>"tque_question": "Campus Manager",<text:line-break/></text:span><text:soft-page-break/><text:span text:style-name="Index_20_Link"> <text:s text:c="19"/>"opt_text": "4",<text:line-break/> <text:s text:c="19"/>"opt_id": "10",<text:line-break/> <text:s text:c="19"/>"trans_survey_value": null<text:line-break/> <text:s text:c="15"/>},<text:line-break/> <text:s text:c="15"/>{<text:line-break/> <text:s text:c="19"/>"tque_section": "PLUS Team",<text:line-break/> <text:s text:c="19"/>"tque_question": "Activity Leader",<text:line-break/> <text:s text:c="19"/>"opt_text": "4",<text:line-break/> <text:s text:c="19"/>"opt_id": "11",<text:line-break/> <text:s text:c="19"/>"trans_survey_value": null<text:line-break/> <text:s text:c="15"/>},<text:line-break/> <text:s text:c="15"/>{<text:line-break/> <text:s text:c="19"/>"tque_section": "PLUS Team",<text:line-break/> <text:s text:c="19"/>"tque_question": "Choreographer",<text:line-break/> <text:s text:c="19"/>"opt_text": "4",<text:line-break/> <text:s text:c="19"/>"opt_id": "12",<text:line-break/> <text:s text:c="19"/>"trans_survey_value": null<text:line-break/> <text:s text:c="15"/>},<text:line-break/> <text:s text:c="15"/>{<text:line-break/> <text:s text:c="19"/>"tque_section": "Would you consider your study course",<text:line-break/> <text:s text:c="19"/>"tque_question": "Satisfactory",<text:line-break/> <text:s text:c="19"/>"opt_text": "2",<text:line-break/> <text:s text:c="19"/>"opt_id": "13",<text:line-break/> <text:s text:c="19"/>"trans_survey_value": null<text:line-break/> <text:s text:c="15"/>}<text:line-break/> <text:s text:c="11"/>]<text:line-break/> <text:s text:c="7"/>}<text:line-break/> <text:s text:c="3"/>],<text:line-break/> <text:s text:c="3"/>"completed": [<text:line-break/> <text:s text:c="7"/>{<text:line-break/> <text:s text:c="11"/>"frontTitle": "Week 1",<text:line-break/> <text:s text:c="11"/>"title": "End of course student survey (Week 1)",<text:line-break/> <text:s text:c="11"/>"weekSend": "1_2016-07-12",<text:line-break/> <text:s text:c="11"/>"fromDate": "2016-07-12",<text:line-break/> <text:s text:c="11"/>"toDate": "2016-07-18",<text:line-break/> <text:s text:c="11"/>"questions": [<text:line-break/> <text:s text:c="15"/>{<text:line-break/> <text:s text:c="19"/>"tque_section": "Tuition Programme",<text:line-break/> <text:s text:c="19"/>"tque_question": "Lessons",<text:line-break/> <text:s text:c="19"/>"opt_text": "4",<text:line-break/> <text:s text:c="19"/>"opt_id": "1",<text:line-break/> <text:s text:c="19"/>"trans_survey_value": "1"<text:line-break/> <text:s text:c="15"/>},<text:line-break/> <text:s text:c="15"/>{<text:line-break/> <text:s text:c="19"/>"tque_section": "Tuition Programme",<text:line-break/> <text:s text:c="19"/>"tque_question": "Teacher",<text:line-break/></text:span><text:soft-page-break/><text:span text:style-name="Index_20_Link"> <text:s text:c="19"/>"opt_text": "4",<text:line-break/> <text:s text:c="19"/>"opt_id": "2",<text:line-break/> <text:s text:c="19"/>"trans_survey_value": "2"<text:line-break/> <text:s text:c="15"/>},<text:line-break/> <text:s text:c="15"/>{<text:line-break/> <text:s text:c="19"/>"tque_section": "Entertainment",<text:line-break/> <text:s text:c="19"/>"tque_question": "Sports",<text:line-break/> <text:s text:c="19"/>"opt_text": "4",<text:line-break/> <text:s text:c="19"/>"opt_id": "3",<text:line-break/> <text:s text:c="19"/>"trans_survey_value": "3"<text:line-break/> <text:s text:c="15"/>},<text:line-break/> <text:s text:c="15"/>{<text:line-break/> <text:s text:c="19"/>"tque_section": "Entertainment",<text:line-break/> <text:s text:c="19"/>"tque_question": "Academy Programme",<text:line-break/> <text:s text:c="19"/>"opt_text": "4",<text:line-break/> <text:s text:c="19"/>"opt_id": "4",<text:line-break/> <text:s text:c="19"/>"trans_survey_value": "4"<text:line-break/> <text:s text:c="15"/>},<text:line-break/> <text:s text:c="15"/>{<text:line-break/> <text:s text:c="19"/>"tque_section": "Entertainment",<text:line-break/> <text:s text:c="19"/>"tque_question": "Evening Activities",<text:line-break/> <text:s text:c="19"/>"opt_text": "4",<text:line-break/> <text:s text:c="19"/>"opt_id": "5",<text:line-break/> <text:s text:c="19"/>"trans_survey_value": "1"<text:line-break/> <text:s text:c="15"/>},<text:line-break/> <text:s text:c="15"/>{<text:line-break/> <text:s text:c="19"/>"tque_section": "Entertainment",<text:line-break/> <text:s text:c="19"/>"tque_question": "Excursions",<text:line-break/> <text:s text:c="19"/>"opt_text": "4",<text:line-break/> <text:s text:c="19"/>"opt_id": "6",<text:line-break/> <text:s text:c="19"/>"trans_survey_value": "2"<text:line-break/> <text:s text:c="15"/>},<text:line-break/> <text:s text:c="15"/>{<text:line-break/> <text:s text:c="19"/>"tque_section": "Accommodation",<text:line-break/> <text:s text:c="19"/>"tque_question": "Bedroom",<text:line-break/> <text:s text:c="19"/>"opt_text": "4",<text:line-break/> <text:s text:c="19"/>"opt_id": "7",<text:line-break/> <text:s text:c="19"/>"trans_survey_value": "3"<text:line-break/> <text:s text:c="15"/>},<text:line-break/> <text:s text:c="15"/>{<text:line-break/> <text:s text:c="19"/>"tque_section": "Accommodation",<text:line-break/> <text:s text:c="19"/>"tque_question": "Bathroom",<text:line-break/> <text:s text:c="19"/>"opt_text": "4",<text:line-break/> <text:s text:c="19"/>"opt_id": "8",<text:line-break/> <text:s text:c="19"/>"trans_survey_value": "4"<text:line-break/> <text:s text:c="15"/>},<text:line-break/></text:span><text:soft-page-break/><text:span text:style-name="Index_20_Link"> <text:s text:c="15"/>{<text:line-break/> <text:s text:c="19"/>"tque_section": "Accommodation",<text:line-break/> <text:s text:c="19"/>"tque_question": "University",<text:line-break/> <text:s text:c="19"/>"opt_text": "4",<text:line-break/> <text:s text:c="19"/>"opt_id": "9",<text:line-break/> <text:s text:c="19"/>"trans_survey_value": "1"<text:line-break/> <text:s text:c="15"/>},<text:line-break/> <text:s text:c="15"/>{<text:line-break/> <text:s text:c="19"/>"tque_section": "PLUS Team",<text:line-break/> <text:s text:c="19"/>"tque_question": "Campus Manager",<text:line-break/> <text:s text:c="19"/>"opt_text": "4",<text:line-break/> <text:s text:c="19"/>"opt_id": "10",<text:line-break/> <text:s text:c="19"/>"trans_survey_value": "2"<text:line-break/> <text:s text:c="15"/>},<text:line-break/> <text:s text:c="15"/>{<text:line-break/> <text:s text:c="19"/>"tque_section": "PLUS Team",<text:line-break/> <text:s text:c="19"/>"tque_question": "Activity Leader",<text:line-break/> <text:s text:c="19"/>"opt_text": "4",<text:line-break/> <text:s text:c="19"/>"opt_id": "11",<text:line-break/> <text:s text:c="19"/>"trans_survey_value": "3"<text:line-break/> <text:s text:c="15"/>},<text:line-break/> <text:s text:c="15"/>{<text:line-break/> <text:s text:c="19"/>"tque_section": "PLUS Team",<text:line-break/> <text:s text:c="19"/>"tque_question": "Choreographer",<text:line-break/> <text:s text:c="19"/>"opt_text": "4",<text:line-break/> <text:s text:c="19"/>"opt_id": "12",<text:line-break/> <text:s text:c="19"/>"trans_survey_value": "1"<text:line-break/> <text:s text:c="15"/>},<text:line-break/> <text:s text:c="15"/>{<text:line-break/> <text:s text:c="19"/>"tque_section": "Would you consider your study course",<text:line-break/> <text:s text:c="19"/>"tque_question": "Satisfactory",<text:line-break/> <text:s text:c="19"/>"opt_text": "2",<text:line-break/> <text:s text:c="19"/>"opt_id": "13",<text:line-break/> <text:s text:c="19"/>"trans_survey_value": "4"<text:line-break/> <text:s text:c="15"/>}<text:line-break/> <text:s text:c="11"/>]<text:line-break/> <text:s text:c="7"/>}<text:line-break/> <text:s text:c="3"/>]<text:line-break/>}</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oft-page-break/><text:span text:style-name="Index_20_Link"><text:span text:style-name="T1">{"status":"Fail","message":"Invalid API token."} ;</text:span></text:span></text:p>
      <text:p text:style-name="P1"><text:span text:style-name="Index_20_Link"><text:span text:style-name="T1"/></text:span></text:p>
      <text:p text:style-name="P1"><text:span text:style-name="Index_20_Link"><text:span text:style-name="T5"/></text:span></text:p>
      <text:p text:style-name="P1"><text:span text:style-name="Index_20_Link"><text:span text:style-name="T5">{<text:line-break/> <text:s text:c="3"/>"status": "Fail",<text:line-break/> <text:s text:c="3"/>"message": "Invalid student login!"<text:line-break/>};</text:span></text:span></text:p>
      <text:p text:style-name="P1"><text:span text:style-name="Index_20_Link"><text:span text:style-name="T5"/></text:span></text:p>
      <text:p text:style-name="P1"><text:span text:style-name="Index_20_Link"><text:span text:style-name="T5"/></text:span></text:p>
      <text:h text:style-name="P13" text:outline-level="1">student store survey</text:h>
      <text:p text:style-name="P1"><text:bookmark-start text:name="__RefHeading___Toc4828893941112211111"/><text:bookmark-start text:name="__RefHeading__713_14642574721112211111"/><text:bookmark-start text:name="__RefHeading__1223_17326604191112211111"/><text:bookmark-start text:name="__RefHeading__2333_771108891112211111"/><text:bookmark-start text:name="__RefHeading__353_17155383361112211111"/><text:bookmark-start text:name="__RefHeading__205_9304658451112211111"/><text:bookmark-start text:name="__RefHeading__67_20629960151112211111"/><text:bookmark-start text:name="__RefHeading__1_12696780721112211111"/><text:bookmark-start text:name="__RefHeading__135_5925751951112211111"/><text:bookmark-start text:name="__RefHeading__284_554539641112211111"/><text:bookmark-start text:name="__RefHeading__430_11116020031112211111"/><text:bookmark-start text:name="__RefHeading__3854_18243448651112211111"/>1) Submit Test (http://192.168.43.97/plus_educational_development/webservices/student_survey/store_survey)<text:bookmark-end text:name="__RefHeading___Toc4828893941112211111"/><text:bookmark-end text:name="__RefHeading__713_14642574721112211111"/><text:bookmark-end text:name="__RefHeading__1223_17326604191112211111"/><text:bookmark-end text:name="__RefHeading__2333_771108891112211111"/><text:bookmark-end text:name="__RefHeading__353_17155383361112211111"/><text:bookmark-end text:name="__RefHeading__205_9304658451112211111"/><text:bookmark-end text:name="__RefHeading__67_20629960151112211111"/><text:bookmark-end text:name="__RefHeading__1_12696780721112211111"/><text:bookmark-end text:name="__RefHeading__135_5925751951112211111"/><text:bookmark-end text:name="__RefHeading__284_554539641112211111"/><text:bookmark-end text:name="__RefHeading__430_11116020031112211111"/><text:bookmark-end text:name="__RefHeading__3854_18243448651112211111"/></text:p>
      <text:p text:style-name="P1">-------------------------------------------------------------------</text:p>
      <text:p text:style-name="P1">WS :http://192.168.43.97/plus_educational_development/webservices/student_survey/store_survey</text:p>
      <text:p text:style-name="P1">Method : POST</text:p>
      <text:p text:style-name="P1"><text:span text:style-name="T4">Request</text:span> : </text:p>
      <text:p text:style-name="P1">api_key:187c5425e9a98318d05a3288c6f0183d</text:p>
      <text:p text:style-name="P1">clickValue:1</text:p>
      <text:p text:style-name="P1">optionId:2</text:p>
      <text:p text:style-name="P1">uuid:n1dLNc5ZmU37</text:p>
      <text:p text:style-name="P1">weekSend:1_2016-07-12</text:p>
      <text:p text:style-name="P1"/>
      <text:p text:style-name="P6"><text:span text:style-name="Index_20_Link"><text:span text:style-name="T2">success</text:span></text:span></text:p>
      <text:p text:style-name="P1"><text:span text:style-name="Index_20_Link">{<text:line-break/> <text:s text:c="3"/>"status": "Success",<text:line-break/> <text:s text:c="3"/>"message": "API Token validated."<text:line-break/>}</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span text:style-name="T5"/></text:span></text:p>
      <text:p text:style-name="P1"><text:soft-page-break/><text:span text:style-name="Index_20_Link"><text:span text:style-name="T5">{<text:line-break/> <text:s text:c="3"/>"status": "Fail",<text:line-break/> <text:s text:c="3"/>"message": "Unable to save answer."<text:line-break/>};</text:span></text:span></text:p>
      <text:p text:style-name="P1"><text:span text:style-name="Index_20_Link"><text:span text:style-name="T5"/></text:span></text:p>
      <text:p text:style-name="P1"><text:span text:style-name="Index_20_Link"><text:span text:style-name="T5">{<text:line-break/> <text:s text:c="3"/>"status": "Fail",<text:line-break/> <text:s text:c="3"/>"message": "Please pass required values"<text:line-break/>};</text:span></text:span></text:p>
      <text:p text:style-name="P1"><text:span text:style-name="Index_20_Link"><text:span text:style-name="T5"/></text:span></text:p>
      <text:p text:style-name="P1"><text:span text:style-name="Index_20_Link"><text:span text:style-name="T5"/></text:span></text:p>
      <text:h text:style-name="P13" text:outline-level="1">student submit survey</text:h>
      <text:p text:style-name="P1"><text:bookmark-start text:name="__RefHeading___Toc48288939411122111111"/><text:bookmark-start text:name="__RefHeading__713_146425747211122111111"/><text:bookmark-start text:name="__RefHeading__1223_173266041911122111111"/><text:bookmark-start text:name="__RefHeading__2333_7711088911122111111"/><text:bookmark-start text:name="__RefHeading__353_171553833611122111111"/><text:bookmark-start text:name="__RefHeading__205_93046584511122111111"/><text:bookmark-start text:name="__RefHeading__67_206299601511122111111"/><text:bookmark-start text:name="__RefHeading__1_126967807211122111111"/><text:bookmark-start text:name="__RefHeading__135_59257519511122111111"/><text:bookmark-start text:name="__RefHeading__284_5545396411122111111"/><text:bookmark-start text:name="__RefHeading__430_111160200311122111111"/><text:bookmark-start text:name="__RefHeading__3854_182434486511122111111"/>1) Submit Test (http://192.168.43.97/plus_educational_development/webservices/student_survey/submit_survey)<text:bookmark-end text:name="__RefHeading___Toc48288939411122111111"/><text:bookmark-end text:name="__RefHeading__713_146425747211122111111"/><text:bookmark-end text:name="__RefHeading__1223_173266041911122111111"/><text:bookmark-end text:name="__RefHeading__2333_7711088911122111111"/><text:bookmark-end text:name="__RefHeading__353_171553833611122111111"/><text:bookmark-end text:name="__RefHeading__205_93046584511122111111"/><text:bookmark-end text:name="__RefHeading__67_206299601511122111111"/><text:bookmark-end text:name="__RefHeading__1_126967807211122111111"/><text:bookmark-end text:name="__RefHeading__135_59257519511122111111"/><text:bookmark-end text:name="__RefHeading__284_5545396411122111111"/><text:bookmark-end text:name="__RefHeading__430_111160200311122111111"/><text:bookmark-end text:name="__RefHeading__3854_182434486511122111111"/></text:p>
      <text:p text:style-name="P1">-------------------------------------------------------------------</text:p>
      <text:p text:style-name="P1">WS :http://192.168.43.97/plus_educational_development/webservices/student_survey/submit_survey</text:p>
      <text:p text:style-name="P1">Method : POST</text:p>
      <text:p text:style-name="P1"><text:span text:style-name="T4">Request</text:span> : </text:p>
      <text:p text:style-name="P1">api_key:187c5425e9a98318d05a3288c6f0183d</text:p>
      <text:p text:style-name="P1">testId:1</text:p>
      <text:p text:style-name="P1">uuid:n1dLNc5ZmU37</text:p>
      <text:p text:style-name="P1">weekSend:1_2016-07-12</text:p>
      <text:p text:style-name="P1"/>
      <text:p text:style-name="P6"><text:span text:style-name="Index_20_Link"><text:span text:style-name="T2">success</text:span></text:span></text:p>
      <text:p text:style-name="P1"><text:span text:style-name="Index_20_Link">{<text:line-break/> <text:s text:c="3"/>"status": "Success",<text:line-break/> <text:s text:c="3"/>"message": "API Token validated."<text:line-break/>}</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oft-page-break/><text:span text:style-name="Index_20_Link"><text:span text:style-name="T5"/></text:span></text:p>
      <text:p text:style-name="P1"><text:span text:style-name="Index_20_Link"><text:span text:style-name="T5">{<text:line-break/> <text:s text:c="3"/>"status": "Fail",<text:line-break/> <text:s text:c="3"/>"message": "Unable to save answer."<text:line-break/>};</text:span></text:span></text:p>
      <text:p text:style-name="P1"><text:span text:style-name="Index_20_Link"><text:span text:style-name="T5"/></text:span></text:p>
      <text:p text:style-name="P1"><text:span text:style-name="Index_20_Link"><text:span text:style-name="T5">{<text:line-break/> <text:s text:c="3"/>"status": "Fail",<text:line-break/> <text:s text:c="3"/>"message": "Please pass required values"<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Proxima Nova Alt Rg" svg:font-family="'Proxima Nova Alt Rg'"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text-properties style:font-name="Arial" style:font-name-complex="Arial"/>
    </style:style>
    <style:style style:name="Heading_20_1" style:display-name="Heading 1" style:family="paragraph" style:parent-style-name="Heading" style:next-style-name="Text_20_body" style:default-outline-level="1" style:class="text">
      <style:text-properties fo:text-transform="uppercase" fo:font-weight="bold" style:letter-kerning="true"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weight="bold" style:font-weight-asian="bold" style:font-style-complex="italic" style:font-weight-complex="bold"/>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26T19:45:21.54</meta:creation-date>
    <dc:date>2018-05-22T16:56:10.09</dc:date>
    <meta:editing-duration>P1DT5H34M23S</meta:editing-duration>
    <meta:editing-cycles>69</meta:editing-cycles>
    <meta:generator>OpenOffice/4.1.0$Win32 OpenOffice.org_project/410m18$Build-9764</meta:generator>
    <meta:document-statistic meta:table-count="0" meta:image-count="0" meta:object-count="0" meta:page-count="41" meta:paragraph-count="267" meta:word-count="3418" meta:character-count="49912"/>
  </office:meta>
</office:document-meta>
</file>